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6" style:family="table">
      <style:table-properties table:align="margins" style:writing-mode="lr-tb"/>
    </style:style>
    <style:style style:name="Table6.A" style:family="table-column">
      <style:table-column-properties style:rel-column-width="9362*"/>
    </style:style>
    <style:style style:name="Table6.G" style:family="table-column">
      <style:table-column-properties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table:align="margins" style:writing-mode="lr-tb"/>
    </style:style>
    <style:style style:name="Table5.A" style:family="table-column">
      <style:table-column-properties style:rel-column-width="7281*"/>
    </style:style>
    <style:style style:name="Table5.B" style:family="table-column">
      <style:table-column-properties style:rel-column-width="7282*"/>
    </style:style>
    <style:style style:name="Table5.I" style:family="table-column">
      <style:table-column-properties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fo:margin-left="0.026cm" fo:margin-right="0cm" table:align="margins" style:writing-mode="lr-tb"/>
    </style:style>
    <style:style style:name="Table4.A" style:family="table-column">
      <style:table-column-properties style:rel-column-width="7520*"/>
    </style:style>
    <style:style style:name="Table4.B" style:family="table-column">
      <style:table-column-properties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fo:margin-left="0.026cm" fo:margin-right="0.053cm" table:align="margins" style:writing-mode="lr-tb"/>
    </style:style>
    <style:style style:name="Table3.A" style:family="table-column">
      <style:table-column-properties style:rel-column-width="7346*"/>
    </style:style>
    <style:style style:name="Table3.B" style:family="table-column">
      <style:table-column-properties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Body" style:list-style-name="L1">
      <style:text-properties style:font-name="Monaco1"/>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style>
    <style:style style:name="P8" style:family="paragraph" style:parent-style-name="Body" style:list-style-name="L2"/>
    <style:style style:name="P9" style:family="paragraph" style:parent-style-name="Standard">
      <style:paragraph-properties fo:margin-top="0.282cm" fo:margin-bottom="0cm"/>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text-properties fo:color="#000000"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color="#000000" fo:language="en" fo:country="US" fo:font-style="normal" style:font-style-asian="normal" style:language-complex="ar" style:country-complex="SA" style:font-style-complex="normal"/>
    </style:style>
    <style:style style:name="P26"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Body">
      <style:text-properties fo:font-style="normal" style:font-style-asian="normal" style:font-style-complex="normal"/>
    </style:style>
    <style:style style:name="P28" style:family="paragraph" style:parent-style-name="Body">
      <style:text-properties style:font-name="Monaco" fo:font-size="9pt" style:font-name-asian="Monaco" style:font-size-asian="9pt" style:font-name-complex="Monaco" style:font-size-complex="9pt"/>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Table_20_Contents">
      <style:text-properties fo:font-size="8pt" fo:font-weight="bold" style:font-size-asian="8pt" style:font-weight-asian="bold" style:font-size-complex="8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weight="normal" style:font-weight-asian="normal" style:font-weight-complex="normal"/>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Code_20_Snipet">
      <style:text-properties fo:font-style="normal" style:font-style-asian="normal" style:font-style-complex="normal"/>
    </style:style>
    <style:style style:name="P6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3" style:family="paragraph" style:parent-style-name="Standard">
      <style:text-properties fo:color="#000000" style:font-name="Monaco" fo:font-size="9pt" style:font-name-asian="Monaco" style:font-size-asian="9pt" style:font-name-complex="Monaco" style:font-size-complex="9pt"/>
    </style:style>
    <style:style style:name="P64"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font-style="normal" style:font-style-asian="normal" style:font-style-complex="normal"/>
    </style:style>
    <style:style style:name="P69" style:family="paragraph" style:parent-style-name="Heading_20_1">
      <style:text-properties fo:language="en" fo:country="US"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Heading_20_4">
      <style:text-properties fo:language="en" fo:country="US" style:language-complex="ar" style:country-complex="SA"/>
    </style:style>
    <style:style style:name="P73" style:family="paragraph" style:parent-style-name="Heading_20_3" style:master-page-name="Landscape">
      <style:paragraph-properties style:page-number="auto"/>
    </style:style>
    <style:style style:name="P74" style:family="paragraph" style:parent-style-name="Heading_20_3" style:master-page-name="Standard">
      <style:paragraph-properties style:page-number="auto"/>
    </style:style>
    <style:style style:name="P75" style:family="paragraph" style:parent-style-name="Body" style:list-style-name="L1"/>
    <style:style style:name="P76" style:family="paragraph" style:parent-style-name="Body" style:list-style-name="L1">
      <style:text-properties style:font-name="Monaco1"/>
    </style:style>
    <style:style style:name="P77" style:family="paragraph" style:parent-style-name="Body" style:list-style-name="L8">
      <style:text-properties style:font-name="Monaco1"/>
    </style:style>
    <style:style style:name="P78" style:family="paragraph" style:parent-style-name="Body" style:list-style-name="L2"/>
    <style:style style:name="P79" style:family="paragraph" style:parent-style-name="Body" style:list-style-name="L3"/>
    <style:style style:name="P80" style:family="paragraph" style:parent-style-name="Body" style:list-style-name="L3">
      <style:text-properties fo:font-style="normal" style:font-style-asian="normal" style:font-style-complex="normal"/>
    </style:style>
    <style:style style:name="P81" style:family="paragraph" style:parent-style-name="Body" style:list-style-name="L4"/>
    <style:style style:name="P82" style:family="paragraph" style:parent-style-name="Body" style:list-style-name="L5">
      <style:text-properties fo:color="#000000" fo:language="en" fo:country="US" fo:font-style="normal" style:font-style-asian="normal" style:language-complex="ar" style:country-complex="SA" style:font-style-complex="normal"/>
    </style:style>
    <style:style style:name="P83" style:family="paragraph" style:parent-style-name="Body" style:list-style-name="L6">
      <style:text-properties fo:color="#000000" fo:language="en" fo:country="US" fo:font-style="normal" style:font-style-asian="normal" style:language-complex="ar" style:country-complex="SA" style:font-style-complex="normal"/>
    </style:style>
    <style:style style:name="P84" style:family="paragraph" style:parent-style-name="Body" style:list-style-name="L7">
      <style:text-properties fo:color="#000000" fo:language="en" fo:country="US" fo:font-style="normal" style:font-style-asian="normal" style:language-complex="ar" style:country-complex="SA" style:font-style-complex="normal"/>
    </style:style>
    <style:style style:name="P85" style:family="paragraph" style:parent-style-name="Body" style:list-style-name="L6"/>
    <style:style style:name="P86" style:family="paragraph" style:parent-style-name="Body" style:list-style-name="L7"/>
    <style:style style:name="P87" style:family="paragraph" style:parent-style-name="Body" style:list-style-name="L8"/>
    <style:style style:name="P88" style:family="paragraph" style:parent-style-name="Body" style:list-style-name="L1">
      <style:paragraph-properties fo:orphans="2" fo:widows="2" style:writing-mode="lr-tb"/>
    </style:style>
    <style:style style:name="P89" style:family="paragraph" style:parent-style-name="Body">
      <style:paragraph-properties fo:text-align="justify" style:justify-single-word="false" fo:orphans="2" fo:widows="2" style:writing-mode="lr-tb"/>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Code_20_Snipet" style:list-style-name="L9"/>
    <style:style style:name="P92"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93" style:family="paragraph" style:parent-style-name="Definition_20_Term">
      <style:text-properties fo:language="en" fo:country="US" style:language-complex="ar" style:country-complex="SA"/>
    </style:style>
    <style:style style:name="P94" style:family="paragraph" style:parent-style-name="Table_20_Contents">
      <style:paragraph-properties fo:text-align="justify" style:justify-single-word="false" fo:orphans="2" fo:widows="2" style:writing-mode="lr-tb"/>
    </style:style>
    <style:style style:name="P95"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Monaco1"/>
    </style:style>
    <style:style style:name="T6" style:family="text">
      <style:text-properties fo:color="#2a00ff" style:font-name="Monaco1"/>
    </style:style>
    <style:style style:name="T7" style:family="text">
      <style:text-properties fo:font-style="normal" style:font-style-asian="normal" style:font-style-complex="normal"/>
    </style:style>
    <style:style style:name="T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language="en" fo:country="US" style:font-name-asian="Times New Roman" style:font-name-complex="Times New Roman" style:font-size-complex="10pt" style:language-complex="ar" style:country-complex="SA"/>
    </style:style>
    <style:style style:name="T15" style:family="text">
      <style:text-properties fo:color="#000000" style:font-name="Monaco" fo:font-size="9pt" style:font-name-asian="Monaco" style:font-size-asian="9pt" style:font-name-complex="Monaco" style:font-size-complex="9pt"/>
    </style:style>
    <style:style style:name="T16" style:family="text">
      <style:text-properties fo:color="#000000" style:font-name="Helvetica" fo:font-size="9pt" style:font-name-asian="Monaco" style:font-size-asian="9pt" style:font-name-complex="Monaco" style:font-size-complex="9pt"/>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style:font-name="Courier New2"/>
    </style:style>
    <style:style style:name="T20"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Monaco1"/>
    </style:style>
    <style:style style:name="T2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2a00ff" style:font-name="Monaco1"/>
    </style:style>
    <style:style style:name="T24" style:family="text">
      <style:text-properties fo:color="#7f0055"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508073166560" text:id="ct140508073166560">
          <text:insertion>
            <office:change-info>
              <dc:creator>David Bosschaert</dc:creator>
              <dc:date>2016-01-28T10:44:00</dc:date>
            </office:change-info>
          </text:insertion>
        </text:changed-region>
        <text:changed-region xml:id="ct140508073167680" text:id="ct140508073167680">
          <text:insertion>
            <office:change-info>
              <dc:creator>David Bosschaert</dc:creator>
              <dc:date>2016-01-28T10:44:00</dc:date>
            </office:change-info>
          </text:insertion>
        </text:changed-region>
        <text:changed-region xml:id="ct140508073165984" text:id="ct140508073165984">
          <text:insertion>
            <office:change-info>
              <dc:creator>David Bosschaert</dc:creator>
              <dc:date>2016-01-28T10:45:00</dc:date>
            </office:change-info>
          </text:insertion>
        </text:changed-region>
        <text:changed-region xml:id="ct140508073168160" text:id="ct140508073168160">
          <text:insertion>
            <office:change-info>
              <dc:creator>BJ Hargrave</dc:creator>
              <dc:date>2016-02-01T15:56:00</dc:date>
            </office:change-info>
          </text:insertion>
        </text:changed-region>
        <text:changed-region xml:id="ct140508073168432" text:id="ct140508073168432">
          <text:insertion>
            <office:change-info>
              <dc:creator>BJ Hargrave</dc:creator>
              <dc:date>2016-02-01T15:56:00</dc:date>
            </office:change-info>
          </text:insertion>
        </text:changed-region>
        <text:changed-region xml:id="ct140508073168688" text:id="ct140508073168688">
          <text:insertion>
            <office:change-info>
              <dc:creator>BJ Hargrave</dc:creator>
              <dc:date>2016-02-01T15:56:00</dc:date>
            </office:change-info>
          </text:insertion>
        </text:changed-region>
        <text:changed-region xml:id="ct140508073168992" text:id="ct140508073168992">
          <text:insertion>
            <office:change-info>
              <dc:creator>BJ Hargrave</dc:creator>
              <dc:date>2016-02-01T15:57:00</dc:date>
            </office:change-info>
          </text:insertion>
        </text:changed-region>
        <text:changed-region xml:id="ct140508071220624" text:id="ct140508071220624">
          <text:insertion>
            <office:change-info>
              <dc:creator>David Bosschaert</dc:creator>
              <dc:date>2016-01-29T16:29:00</dc:date>
            </office:change-info>
          </text:insertion>
        </text:changed-region>
        <text:changed-region xml:id="ct140508070967920" text:id="ct140508070967920">
          <text:insertion>
            <office:change-info>
              <dc:creator>David Bosschaert</dc:creator>
              <dc:date>2016-01-29T16:28:00</dc:date>
            </office:change-info>
          </text:insertion>
        </text:changed-region>
        <text:changed-region xml:id="ct140508071273664" text:id="ct140508071273664">
          <text:insertion>
            <office:change-info>
              <dc:creator>David Bosschaert</dc:creator>
              <dc:date>2016-01-29T16:24:00</dc:date>
            </office:change-info>
          </text:insertion>
        </text:changed-region>
        <text:changed-region xml:id="ct140508071273856" text:id="ct140508071273856">
          <text:insertion>
            <office:change-info>
              <dc:creator>David Bosschaert</dc:creator>
              <dc:date>2016-01-29T16:28:00</dc:date>
            </office:change-info>
          </text:insertion>
        </text:changed-region>
        <text:changed-region xml:id="ct140508071308880" text:id="ct140508071308880">
          <text:deletion>
            <office:change-info>
              <dc:creator>David Bosschaert</dc:creator>
              <dc:date>2016-01-28T14:00:00</dc:date>
            </office:change-info>
            <text:p text:style-name="P1"/>
            <text:p text:style-name="P1"/>
          </text:deletion>
        </text:changed-region>
        <text:changed-region xml:id="ct140508070968960" text:id="ct140508070968960">
          <text:insertion>
            <office:change-info>
              <dc:creator>David Bosschaert</dc:creator>
              <dc:date>2016-02-01T20:37:00</dc:date>
            </office:change-info>
          </text:insertion>
        </text:changed-region>
        <text:changed-region xml:id="ct140508070969200" text:id="ct140508070969200">
          <text:insertion>
            <office:change-info>
              <dc:creator>David Bosschaert</dc:creator>
              <dc:date>2016-01-29T16:29:00</dc:date>
            </office:change-info>
          </text:insertion>
        </text:changed-region>
        <text:changed-region xml:id="ct140508071331712" text:id="ct140508071331712">
          <text:insertion>
            <office:change-info>
              <dc:creator>David Bosschaert</dc:creator>
              <dc:date>2016-01-29T16:30:00</dc:date>
            </office:change-info>
          </text:insertion>
        </text:changed-region>
        <text:changed-region xml:id="ct140508071333392" text:id="ct140508071333392">
          <text:insertion>
            <office:change-info>
              <dc:creator>David Bosschaert</dc:creator>
              <dc:date>2016-01-29T16:31:00</dc:date>
            </office:change-info>
          </text:insertion>
        </text:changed-region>
        <text:changed-region xml:id="ct140508071326688" text:id="ct140508071326688">
          <text:insertion>
            <office:change-info>
              <dc:creator>David Bosschaert</dc:creator>
              <dc:date>2016-02-01T20:06:00</dc:date>
            </office:change-info>
          </text:insertion>
        </text:changed-region>
        <text:changed-region xml:id="ct140508071332080" text:id="ct140508071332080">
          <text:insertion>
            <office:change-info>
              <dc:creator>David Bosschaert</dc:creator>
              <dc:date>2016-02-01T20:24:00</dc:date>
            </office:change-info>
          </text:insertion>
        </text:changed-region>
        <text:changed-region xml:id="ct140508071333584" text:id="ct140508071333584">
          <text:insertion>
            <office:change-info>
              <dc:creator>David Bosschaert</dc:creator>
              <dc:date>2016-02-01T20:25:00</dc:date>
            </office:change-info>
          </text:insertion>
        </text:changed-region>
        <text:changed-region xml:id="ct140508071332320" text:id="ct140508071332320">
          <text:insertion>
            <office:change-info>
              <dc:creator>David Bosschaert</dc:creator>
              <dc:date>2016-02-01T20:09:00</dc:date>
            </office:change-info>
          </text:insertion>
        </text:changed-region>
        <text:changed-region xml:id="ct140508071269456" text:id="ct140508071269456">
          <text:insertion>
            <office:change-info>
              <dc:creator>David Bosschaert</dc:creator>
              <dc:date>2016-02-01T20:27:00</dc:date>
            </office:change-info>
          </text:insertion>
        </text:changed-region>
        <text:changed-region xml:id="ct140508071333872" text:id="ct140508071333872">
          <text:insertion>
            <office:change-info>
              <dc:creator>David Bosschaert</dc:creator>
              <dc:date>2016-02-01T20:30:00</dc:date>
            </office:change-info>
          </text:insertion>
        </text:changed-region>
        <text:changed-region xml:id="ct140508071334064" text:id="ct140508071334064">
          <text:insertion>
            <office:change-info>
              <dc:creator>David Bosschaert</dc:creator>
              <dc:date>2016-02-01T20:31:00</dc:date>
            </office:change-info>
          </text:insertion>
        </text:changed-region>
        <text:changed-region xml:id="ct140508071269648" text:id="ct140508071269648">
          <text:insertion>
            <office:change-info>
              <dc:creator>David Bosschaert</dc:creator>
              <dc:date>2016-02-02T22:25:00</dc:date>
            </office:change-info>
          </text:insertion>
        </text:changed-region>
        <text:changed-region xml:id="ct140508071334256" text:id="ct140508071334256">
          <text:insertion>
            <office:change-info>
              <dc:creator>David Bosschaert</dc:creator>
              <dc:date>2016-02-01T20:28:00</dc:date>
            </office:change-info>
          </text:insertion>
        </text:changed-region>
        <text:changed-region xml:id="ct140508080497200" text:id="ct140508080497200">
          <text:insertion>
            <office:change-info>
              <dc:creator>David Bosschaert</dc:creator>
              <dc:date>2016-02-04T21:05:00</dc:date>
            </office:change-info>
          </text:insertion>
        </text:changed-region>
        <text:changed-region xml:id="ct140508075427568" text:id="ct140508075427568">
          <text:insertion>
            <office:change-info>
              <dc:creator>David Bosschaert</dc:creator>
              <dc:date>2016-02-04T21:06:00</dc:date>
            </office:change-info>
          </text:insertion>
        </text:changed-region>
        <text:changed-region xml:id="ct140508071335584" text:id="ct140508071335584">
          <text:insertion>
            <office:change-info>
              <dc:creator>David Bosschaert</dc:creator>
              <dc:date>2016-02-01T20:38:00</dc:date>
            </office:change-info>
          </text:insertion>
        </text:changed-region>
        <text:changed-region xml:id="ct140508071338768" text:id="ct140508071338768">
          <text:insertion>
            <office:change-info>
              <dc:creator>David Bosschaert</dc:creator>
              <dc:date>2016-02-02T22:22:00</dc:date>
            </office:change-info>
          </text:insertion>
        </text:changed-region>
        <text:changed-region xml:id="ct140508071338128" text:id="ct140508071338128">
          <text:insertion>
            <office:change-info>
              <dc:creator>David Bosschaert</dc:creator>
              <dc:date>2016-02-02T22:22:00</dc:date>
            </office:change-info>
          </text:insertion>
        </text:changed-region>
        <text:changed-region xml:id="ct140508071244688" text:id="ct140508071244688">
          <text:insertion>
            <office:change-info>
              <dc:creator>David Bosschaert</dc:creator>
              <dc:date>2016-02-02T22:23:00</dc:date>
            </office:change-info>
          </text:insertion>
        </text:changed-region>
        <text:changed-region xml:id="ct140508071343216" text:id="ct140508071343216">
          <text:deletion>
            <office:change-info>
              <dc:creator>David Bosschaert</dc:creator>
              <dc:date>2016-02-02T22:22:00</dc:date>
            </office:change-info>
            <text:p text:style-name="P2"><text:s text:c="4"/>Decoding&lt;T&gt; ignoreNull();<text:line-break/> <text:s text:c="3"/>Decoding&lt;T&gt; withNull();</text:p>
            <text:p text:style-name="P2"/>
            <text:p text:style-name="P2"/>
          </text:deletion>
        </text:changed-region>
        <text:changed-region xml:id="ct140508071344224" text:id="ct140508071344224">
          <text:deletion>
            <office:change-info>
              <dc:creator>David Bosschaert</dc:creator>
              <dc:date>2016-02-02T22:22:00</dc:date>
            </office:change-info>
            <text:p text:style-name="P2"><text:s text:c="4"/>Encoding ignoreNull();<text:line-break/> <text:s text:c="3"/>Encoding withNull();</text:p>
            <text:p text:style-name="P2"><text:s text:c="4"/>Encoding compact();<text:line-break/> <text:s text:c="3"/>Encoding pretty();</text:p>
            <text:p text:style-name="P3"/>
            <text:p text:style-name="P2"/>
          </text:deletion>
        </text:changed-region>
        <text:changed-region xml:id="ct140508071345184" text:id="ct140508071345184">
          <text:insertion>
            <office:change-info>
              <dc:creator>David Bosschaert</dc:creator>
              <dc:date>2016-02-02T22:24:00</dc:date>
            </office:change-info>
          </text:insertion>
        </text:changed-region>
        <text:changed-region xml:id="ct140508071344816" text:id="ct140508071344816">
          <text:deletion>
            <office:change-info>
              <dc:creator>David Bosschaert</dc:creator>
              <dc:date>2016-01-28T10:48:00</dc:date>
            </office:change-info>
            <text:p text:style-name="P2">result</text:p>
          </text:deletion>
        </text:changed-region>
        <text:changed-region xml:id="ct140508071345568" text:id="ct140508071345568">
          <text:deletion>
            <office:change-info>
              <dc:creator>David Bosschaert</dc:creator>
              <dc:date>2016-02-01T20:16:00</dc:date>
            </office:change-info>
            <text:p text:style-name="P2">();</text:p>
            <text:p text:style-name="P2"/>
            <text:p text:style-name="P2"/>
          </text:deletion>
        </text:changed-region>
        <text:changed-region xml:id="ct140508071345376" text:id="ct140508071345376">
          <text:deletion>
            <office:change-info>
              <dc:creator>David Bosschaert</dc:creator>
              <dc:date>2016-02-01T20:41:00</dc:date>
            </office:change-info>
            <text:p text:style-name="P2">U</text:p>
          </text:deletion>
        </text:changed-region>
        <text:changed-region xml:id="ct140508071343904" text:id="ct140508071343904">
          <text:deletion>
            <office:change-info>
              <dc:creator>David Bosschaert</dc:creator>
              <dc:date>2016-02-02T22:23:00</dc:date>
            </office:change-info>
            <text:p text:style-name="P2">encode(myObj).pretty().ignoreNull().</text:p>
          </text:deletion>
        </text:changed-region>
        <text:changed-region xml:id="ct140508071345760" text:id="ct140508071345760">
          <text:insertion>
            <office:change-info>
              <dc:creator>David Bosschaert</dc:creator>
              <dc:date>2016-02-01T20:40:00</dc:date>
            </office:change-info>
          </text:insertion>
        </text:changed-region>
        <text:changed-region xml:id="ct140508071361040" text:id="ct140508071361040">
          <text:insertion>
            <office:change-info>
              <dc:creator>David Bosschaert</dc:creator>
              <dc:date>2016-01-28T14:03:00</dc:date>
            </office:change-info>
          </text:insertion>
        </text:changed-region>
        <text:changed-region xml:id="ct140508071358000" text:id="ct140508071358000">
          <text:insertion>
            <office:change-info>
              <dc:creator>David Bosschaert</dc:creator>
              <dc:date>2016-01-28T11:01:00</dc:date>
            </office:change-info>
          </text:insertion>
        </text:changed-region>
        <text:changed-region xml:id="ct140508071103200" text:id="ct140508071103200">
          <text:insertion>
            <office:change-info>
              <dc:creator>David Bosschaert</dc:creator>
              <dc:date>2016-01-28T11:03:00</dc:date>
            </office:change-info>
          </text:insertion>
        </text:changed-region>
        <text:changed-region xml:id="ct140508071358192" text:id="ct140508071358192">
          <text:deletion>
            <office:change-info>
              <dc:creator>David Bosschaert</dc:creator>
              <dc:date>2016-01-28T11:01:00</dc:date>
            </office:change-info>
            <text:p text:style-name="P1">YAML</text:p>
          </text:deletion>
        </text:changed-region>
        <text:changed-region xml:id="ct140508071346592" text:id="ct140508071346592">
          <text:insertion>
            <office:change-info>
              <dc:creator>David Bosschaert</dc:creator>
              <dc:date>2016-01-28T14:04:00</dc:date>
            </office:change-info>
          </text:insertion>
        </text:changed-region>
        <text:changed-region xml:id="ct140508071357376" text:id="ct140508071357376">
          <text:deletion>
            <office:change-info>
              <dc:creator>David Bosschaert</dc:creator>
              <dc:date>2016-01-28T14:04:00</dc:date>
            </office:change-info>
            <text:p text:style-name="P1">t</text:p>
          </text:deletion>
        </text:changed-region>
        <text:changed-region xml:id="ct140508071104256" text:id="ct140508071104256">
          <text:insertion>
            <office:change-info>
              <dc:creator>David Bosschaert</dc:creator>
              <dc:date>2016-01-28T14:04:00</dc:date>
            </office:change-info>
          </text:insertion>
        </text:changed-region>
        <text:changed-region xml:id="ct140508071357568" text:id="ct140508071357568">
          <text:insertion>
            <office:change-info>
              <dc:creator>David Bosschaert</dc:creator>
              <dc:date>2016-01-28T14:03:00</dc:date>
            </office:change-info>
          </text:insertion>
        </text:changed-region>
        <text:changed-region xml:id="ct140508071347312" text:id="ct140508071347312">
          <text:insertion>
            <office:change-info>
              <dc:creator>David Bosschaert</dc:creator>
              <dc:date>2016-01-28T14:04:00</dc:date>
            </office:change-info>
          </text:insertion>
        </text:changed-region>
        <text:changed-region xml:id="ct140508071358656" text:id="ct140508071358656">
          <text:deletion>
            <office:change-info>
              <dc:creator>David Bosschaert</dc:creator>
              <dc:date>2016-01-28T14:04:00</dc:date>
            </office:change-info>
            <text:p text:style-name="P1">t</text:p>
          </text:deletion>
        </text:changed-region>
        <text:changed-region xml:id="ct140508071358848" text:id="ct140508071358848">
          <text:insertion>
            <office:change-info>
              <dc:creator>David Bosschaert</dc:creator>
              <dc:date>2016-01-28T14:04:00</dc:date>
            </office:change-info>
          </text:insertion>
        </text:changed-region>
        <text:changed-region xml:id="ct140508071361632" text:id="ct140508071361632">
          <text:insertion>
            <office:change-info>
              <dc:creator>David Bosschaert</dc:creator>
              <dc:date>2016-01-28T14:01:00</dc:date>
            </office:change-info>
          </text:insertion>
        </text:changed-region>
        <text:changed-region xml:id="ct140508071349184" text:id="ct140508071349184">
          <text:insertion>
            <office:change-info>
              <dc:creator>David Bosschaert</dc:creator>
              <dc:date>2016-01-28T14:02:00</dc:date>
            </office:change-info>
          </text:insertion>
        </text:changed-region>
        <text:changed-region xml:id="ct140508071349376" text:id="ct140508071349376">
          <text:insertion>
            <office:change-info>
              <dc:creator>David Bosschaert</dc:creator>
              <dc:date>2016-01-28T14:03:00</dc:date>
            </office:change-info>
          </text:insertion>
        </text:changed-region>
        <text:changed-region xml:id="ct140508071369344" text:id="ct140508071369344">
          <text:insertion>
            <office:change-info>
              <dc:creator>BJ Hargrave</dc:creator>
              <dc:date>2016-02-01T15:57:00</dc:date>
            </office:change-info>
          </text:insertion>
        </text:changed-region>
        <text:changed-region xml:id="ct140508071369536" text:id="ct140508071369536">
          <text:deletion>
            <office:change-info>
              <dc:creator>BJ Hargrave</dc:creator>
              <dc:date>2016-02-01T15:57:00</dc:date>
            </office:change-info>
            <text:p text:style-name="Table_20_Contents"><text:span text:style-name="T1">number</text:span></text:p>
          </text:deletion>
        </text:changed-region>
        <text:changed-region xml:id="ct140508071370944" text:id="ct140508071370944">
          <text:deletion>
            <office:change-info>
              <dc:creator>BJ Hargrave</dc:creator>
              <dc:date>2016-02-01T15:57:00</dc:date>
            </office:change-info>
            <text:p text:style-name="Table_20_Contents"><text:span text:style-name="T1">number</text:span></text:p>
          </text:deletion>
        </text:changed-region>
        <text:changed-region xml:id="ct140508071371760" text:id="ct140508071371760">
          <text:insertion>
            <office:change-info>
              <dc:creator>BJ Hargrave</dc:creator>
              <dc:date>2016-02-01T15:57:00</dc:date>
            </office:change-info>
          </text:insertion>
        </text:changed-region>
        <text:changed-region xml:id="ct140508071106256" text:id="ct140508071106256">
          <text:insertion>
            <office:change-info>
              <dc:creator>David Bosschaert</dc:creator>
              <dc:date>2016-01-28T11:19:00</dc:date>
            </office:change-info>
          </text:insertion>
        </text:changed-region>
        <text:changed-region xml:id="ct140508071387024" text:id="ct140508071387024">
          <text:insertion>
            <office:change-info>
              <dc:creator>David Bosschaert</dc:creator>
              <dc:date>2016-01-28T11:19:00</dc:date>
            </office:change-info>
          </text:insertion>
        </text:changed-region>
        <text:changed-region xml:id="ct140508071383280" text:id="ct140508071383280">
          <text:deletion>
            <office:change-info>
              <dc:creator>David Bosschaert</dc:creator>
              <dc:date>2016-01-28T11:19:00</dc:date>
            </office:change-info>
            <text:list xml:id="list4922596764199798525" text:style-name="L1">
              <text:list-item>
                <text:p text:style-name="P4">static valueOf(String s)</text:p>
              </text:list-item>
            </text:list>
          </text:deletion>
        </text:changed-region>
        <text:changed-region xml:id="ct140508071383616" text:id="ct140508071383616">
          <text:deletion>
            <office:change-info>
              <dc:creator>David Bosschaert</dc:creator>
              <dc:date>2016-01-28T11:19:00</dc:date>
            </office:change-info>
            <text:list xml:id="list1356106817" text:continue-numbering="true" text:style-name="L1">
              <text:list-item>
                <text:p text:style-name="P4">static fromString(String s)</text:p>
              </text:list-item>
            </text:list>
          </text:deletion>
        </text:changed-region>
        <text:changed-region xml:id="ct140508071392464" text:id="ct140508071392464">
          <text:insertion>
            <office:change-info>
              <dc:creator>David Bosschaert</dc:creator>
              <dc:date>2016-01-28T14:04:00</dc:date>
            </office:change-info>
          </text:insertion>
        </text:changed-region>
        <text:changed-region xml:id="ct140508071393792" text:id="ct140508071393792">
          <text:deletion>
            <office:change-info>
              <dc:creator>David Bosschaert</dc:creator>
              <dc:date>2016-01-28T11:24:00</dc:date>
            </office:change-info>
            <text:p text:style-name="P5">Exception: <text:span text:style-name="T2">byte[]</text:span> <text:span text:style-name="T3">→</text:span> String: will be converted by calling </text:p>
            <text:p text:style-name="P6"><text:s text:c="4"/>new String(byte[] v, StandardCharsets.UTF_8)</text:p>
            <text:p text:style-name="P7">Exception: Collection/Array → String: will comma-separate the elements and concatenate them to form a single String.</text:p>
          </text:deletion>
        </text:changed-region>
        <text:changed-region xml:id="ct140508071397072" text:id="ct140508071397072">
          <text:insertion>
            <office:change-info>
              <dc:creator>David Bosschaert</dc:creator>
              <dc:date>2016-01-28T11:24:00</dc:date>
            </office:change-info>
          </text:insertion>
        </text:changed-region>
        <text:changed-region xml:id="ct140508071397264" text:id="ct140508071397264">
          <text:insertion>
            <office:change-info>
              <dc:creator>David Bosschaert</dc:creator>
              <dc:date>2016-01-28T11:25:00</dc:date>
            </office:change-info>
          </text:insertion>
        </text:changed-region>
        <text:changed-region xml:id="ct140508071399872" text:id="ct140508071399872">
          <text:format-change>
            <office:change-info>
              <dc:creator>David Bosschaert</dc:creator>
              <dc:date>2016-01-28T11:34:00</dc:date>
            </office:change-info>
          </text:format-change>
        </text:changed-region>
        <text:changed-region xml:id="ct140508071400688" text:id="ct140508071400688">
          <text:insertion>
            <office:change-info>
              <dc:creator>David Bosschaert</dc:creator>
              <dc:date>2016-01-28T11:34:00</dc:date>
            </office:change-info>
          </text:insertion>
        </text:changed-region>
        <text:changed-region xml:id="ct140508071401440" text:id="ct140508071401440">
          <text:insertion>
            <office:change-info>
              <dc:creator>David Bosschaert</dc:creator>
              <dc:date>2016-01-28T11:35:00</dc:date>
            </office:change-info>
          </text:insertion>
        </text:changed-region>
        <text:changed-region xml:id="ct140508071397840" text:id="ct140508071397840">
          <text:insertion>
            <office:change-info>
              <dc:creator>David Bosschaert</dc:creator>
              <dc:date>2016-01-28T11:26:00</dc:date>
            </office:change-info>
          </text:insertion>
        </text:changed-region>
        <text:changed-region xml:id="ct140508071400432" text:id="ct140508071400432">
          <text:insertion>
            <office:change-info>
              <dc:creator>David Bosschaert</dc:creator>
              <dc:date>2016-01-28T11:30:00</dc:date>
            </office:change-info>
          </text:insertion>
        </text:changed-region>
        <text:changed-region xml:id="ct140508071394224" text:id="ct140508071394224">
          <text:deletion>
            <office:change-info>
              <dc:creator>David Bosschaert</dc:creator>
              <dc:date>2016-01-28T11:31:00</dc:date>
            </office:change-info>
            <text:p text:style-name="Body">for each element to be inserted into the resulting collection/array, the </text:p>
          </text:deletion>
        </text:changed-region>
        <text:changed-region xml:id="ct140508071394032" text:id="ct140508071394032">
          <text:deletion>
            <office:change-info>
              <dc:creator>David Bosschaert</dc:creator>
              <dc:date>2016-01-28T11:30:00</dc:date>
            </office:change-info>
            <text:p text:style-name="Body">Then, </text:p>
          </text:deletion>
        </text:changed-region>
        <text:changed-region xml:id="ct140508071233968" text:id="ct140508071233968">
          <text:insertion>
            <office:change-info>
              <dc:creator>David Bosschaert</dc:creator>
              <dc:date>2016-01-28T11:31:00</dc:date>
            </office:change-info>
          </text:insertion>
        </text:changed-region>
        <text:changed-region xml:id="ct140508071410672" text:id="ct140508071410672">
          <text:deletion>
            <office:change-info>
              <dc:creator>David Bosschaert</dc:creator>
              <dc:date>2016-01-28T11:24:00</dc:date>
            </office:change-info>
            <text:p text:style-name="Body">Exceptions:</text:p>
            <text:list xml:id="list3207667835433996659" text:style-name="L2">
              <text:list-item>
                <text:p text:style-name="P8">String <text:span text:style-name="T3">→</text:span> Collection/Array: will parse the string as a comma-separated list of entries which are then added to the target array.</text:p>
              </text:list-item>
            </text:list>
            <text:p text:style-name="Body">String <text:span text:style-name="T3">→</text:span> <text:span text:style-name="T4">byte[]</text:span>: will be produced using <text:span text:style-name="T4">String.getBytes(StandardCharsets.UTF_8)</text:span>.</text:p>
          </text:deletion>
        </text:changed-region>
        <text:changed-region xml:id="ct140508071399360" text:id="ct140508071399360">
          <text:insertion>
            <office:change-info>
              <dc:creator>David Bosschaert</dc:creator>
              <dc:date>2016-01-28T11:33:00</dc:date>
            </office:change-info>
          </text:insertion>
        </text:changed-region>
        <text:changed-region xml:id="ct140508071402480" text:id="ct140508071402480">
          <text:deletion>
            <office:change-info>
              <dc:creator>David Bosschaert</dc:creator>
              <dc:date>2016-01-28T11:35:00</dc:date>
            </office:change-info>
            <text:p text:style-name="Body"/>
            <text:p text:style-name="Body"/>
          </text:deletion>
        </text:changed-region>
        <text:changed-region xml:id="ct140508071402256" text:id="ct140508071402256">
          <text:insertion>
            <office:change-info>
              <dc:creator>David Bosschaert</dc:creator>
              <dc:date>2016-01-28T11:41:00</dc:date>
            </office:change-info>
          </text:insertion>
        </text:changed-region>
        <text:changed-region xml:id="ct140508071403200" text:id="ct140508071403200">
          <text:insertion>
            <office:change-info>
              <dc:creator>David Bosschaert</dc:creator>
              <dc:date>2016-01-28T11:35:00</dc:date>
            </office:change-info>
          </text:insertion>
        </text:changed-region>
        <text:changed-region xml:id="ct140508071403488" text:id="ct140508071403488">
          <text:insertion>
            <office:change-info>
              <dc:creator>David Bosschaert</dc:creator>
              <dc:date>2016-01-28T11:35:00</dc:date>
            </office:change-info>
          </text:insertion>
        </text:changed-region>
        <text:changed-region xml:id="ct140508071402752" text:id="ct140508071402752">
          <text:insertion>
            <office:change-info>
              <dc:creator>David Bosschaert</dc:creator>
              <dc:date>2016-01-28T11:36:00</dc:date>
            </office:change-info>
          </text:insertion>
        </text:changed-region>
        <text:changed-region xml:id="ct140508071408544" text:id="ct140508071408544">
          <text:deletion>
            <office:change-info>
              <dc:creator>David Bosschaert</dc:creator>
              <dc:date>2016-01-28T11:35:00</dc:date>
            </office:change-info>
            <text:p text:style-name="P3"><text:s text:c="2"/>@AttributeDef<text:span text:style-name="T5">inition</text:span><text:span text:style-name="T5"><office:annotation><dc:creator>David Bosschaert</dc:creator><dc:date>2016-01-14T13:09:38</dc:date><text:p text:style-name="P96"><text:span text:style-name="T36">This requires that this annotation be changed to be Retention=RUNTIME</text:span></text:p></office:annotation></text:span><text:span text:style-name="T5">(defaultValue=</text:span><text:span text:style-name="T6">"</text:span><text:span text:style-name="T5">22</text:span><text:span text:style-name="T6">"</text:span><text:span text:style-name="T5">)</text:span></text:p>
            <text:p text:style-name="P3"><text:span text:style-name="T5"/></text:p>
          </text:deletion>
        </text:changed-region>
        <text:changed-region xml:id="ct140508071405392" text:id="ct140508071405392">
          <text:deletion>
            <office:change-info>
              <dc:creator>David Bosschaert</dc:creator>
              <dc:date>2016-01-28T11:39:00</dc:date>
            </office:change-info>
            <text:p text:style-name="Body">TODO </text:p>
          </text:deletion>
        </text:changed-region>
        <text:changed-region xml:id="ct140508071405664" text:id="ct140508071405664">
          <text:insertion>
            <office:change-info>
              <dc:creator>David Bosschaert</dc:creator>
              <dc:date>2016-01-28T11:39:00</dc:date>
            </office:change-info>
          </text:insertion>
        </text:changed-region>
        <text:changed-region xml:id="ct140508071405904" text:id="ct140508071405904">
          <text:insertion>
            <office:change-info>
              <dc:creator>David Bosschaert</dc:creator>
              <dc:date>2016-01-28T11:40:00</dc:date>
            </office:change-info>
          </text:insertion>
        </text:changed-region>
        <text:changed-region xml:id="ct140508071406272" text:id="ct140508071406272">
          <text:insertion>
            <office:change-info>
              <dc:creator>David Bosschaert</dc:creator>
              <dc:date>2016-01-28T11:40:00</dc:date>
            </office:change-info>
          </text:insertion>
        </text:changed-region>
        <text:changed-region xml:id="ct140508071406512" text:id="ct140508071406512">
          <text:insertion>
            <office:change-info>
              <dc:creator>David Bosschaert</dc:creator>
              <dc:date>2016-01-28T11:41:00</dc:date>
            </office:change-info>
          </text:insertion>
        </text:changed-region>
        <text:changed-region xml:id="ct140508071406752" text:id="ct140508071406752">
          <text:insertion>
            <office:change-info>
              <dc:creator>David Bosschaert</dc:creator>
              <dc:date>2016-01-28T11:43:00</dc:date>
            </office:change-info>
          </text:insertion>
        </text:changed-region>
        <text:changed-region xml:id="ct140508071406992" text:id="ct140508071406992">
          <text:insertion>
            <office:change-info>
              <dc:creator>David Bosschaert</dc:creator>
              <dc:date>2016-01-28T11:44:00</dc:date>
            </office:change-info>
          </text:insertion>
        </text:changed-region>
        <text:changed-region xml:id="ct140508071411152" text:id="ct140508071411152">
          <text:insertion>
            <office:change-info>
              <dc:creator>David Bosschaert</dc:creator>
              <dc:date>2016-02-01T20:33:00</dc:date>
            </office:change-info>
          </text:insertion>
        </text:changed-region>
        <text:changed-region xml:id="ct140508071407552" text:id="ct140508071407552">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508071419248" text:id="ct140508071419248">
          <text:insertion>
            <office:change-info>
              <dc:creator>David Bosschaert</dc:creator>
              <dc:date>2016-01-28T11:45:00</dc:date>
            </office:change-info>
          </text:insertion>
        </text:changed-region>
        <text:changed-region xml:id="ct140508071432944" text:id="ct140508071432944">
          <text:deletion>
            <office:change-info>
              <dc:creator>David Bosschaert</dc:creator>
              <dc:date>2016-01-28T11:45:00</dc:date>
            </office:change-info>
            <text:p text:style-name="Body"><text:span text:style-name="T3">…</text:span> </text:p>
          </text:deletion>
        </text:changed-region>
        <text:changed-region xml:id="ct140508071433136" text:id="ct140508071433136">
          <text:insertion>
            <office:change-info>
              <dc:creator>David Bosschaert</dc:creator>
              <dc:date>2016-01-28T11:44:00</dc:date>
            </office:change-info>
          </text:insertion>
        </text:changed-region>
        <text:changed-region xml:id="ct140508071440112" text:id="ct140508071440112">
          <text:insertion>
            <office:change-info>
              <dc:creator>David Bosschaert</dc:creator>
              <dc:date>2016-01-28T11:45:00</dc:date>
            </office:change-info>
          </text:insertion>
        </text:changed-region>
        <text:changed-region xml:id="ct140508071440304" text:id="ct140508071440304">
          <text:deletion>
            <office:change-info>
              <dc:creator>David Bosschaert</dc:creator>
              <dc:date>2016-01-28T11:45:00</dc:date>
            </office:change-info>
            <text:p text:style-name="Body">ODO</text:p>
          </text:deletion>
        </text:changed-region>
        <text:changed-region xml:id="ct140508071440496" text:id="ct140508071440496">
          <text:insertion>
            <office:change-info>
              <dc:creator>David Bosschaert</dc:creator>
              <dc:date>2016-01-28T11:45:00</dc:date>
            </office:change-info>
          </text:insertion>
        </text:changed-region>
        <text:changed-region xml:id="ct140508071440736" text:id="ct140508071440736">
          <text:deletion>
            <office:change-info>
              <dc:creator>David Bosschaert</dc:creator>
              <dc:date>2016-01-28T11:45:00</dc:date>
            </office:change-info>
            <text:p text:style-name="Body">y</text:p>
          </text:deletion>
        </text:changed-region>
        <text:changed-region xml:id="ct140508071441008" text:id="ct140508071441008">
          <text:insertion>
            <office:change-info>
              <dc:creator>David Bosschaert</dc:creator>
              <dc:date>2016-01-28T11:45:00</dc:date>
            </office:change-info>
          </text:insertion>
        </text:changed-region>
        <text:changed-region xml:id="ct140508071441248" text:id="ct140508071441248">
          <text:deletion>
            <office:change-info>
              <dc:creator>David Bosschaert</dc:creator>
              <dc:date>2016-01-28T11:45:00</dc:date>
            </office:change-info>
            <text:p text:style-name="Body">not covered above <text:span text:style-name="T3">…</text:span></text:p>
          </text:deletion>
        </text:changed-region>
        <text:changed-region xml:id="ct140508073559232" text:id="ct140508073559232">
          <text:insertion>
            <office:change-info>
              <dc:creator>David Bosschaert</dc:creator>
              <dc:date>2016-01-28T11:20:00</dc:date>
            </office:change-info>
          </text:insertion>
        </text:changed-region>
        <text:changed-region xml:id="ct140508073559488" text:id="ct140508073559488">
          <text:insertion>
            <office:change-info>
              <dc:creator>David Bosschaert</dc:creator>
              <dc:date>2016-01-28T11:45:00</dc:date>
            </office:change-info>
          </text:insertion>
        </text:changed-region>
        <text:changed-region xml:id="ct140508073567872" text:id="ct140508073567872">
          <text:insertion>
            <office:change-info>
              <dc:creator>David Bosschaert</dc:creator>
              <dc:date>2016-01-28T11:46:00</dc:date>
            </office:change-info>
          </text:insertion>
        </text:changed-region>
        <text:changed-region xml:id="ct140508073567072" text:id="ct140508073567072">
          <text:insertion>
            <office:change-info>
              <dc:creator>David Bosschaert</dc:creator>
              <dc:date>2016-01-28T12:13:00</dc:date>
            </office:change-info>
          </text:insertion>
        </text:changed-region>
        <text:changed-region xml:id="ct140508073572112" text:id="ct140508073572112">
          <text:insertion>
            <office:change-info>
              <dc:creator>David Bosschaert</dc:creator>
              <dc:date>2016-01-28T12:14:00</dc:date>
            </office:change-info>
          </text:insertion>
        </text:changed-region>
        <text:changed-region xml:id="ct140508073569120" text:id="ct140508073569120">
          <text:insertion>
            <office:change-info>
              <dc:creator>David Bosschaert</dc:creator>
              <dc:date>2016-01-28T12:15:00</dc:date>
            </office:change-info>
          </text:insertion>
        </text:changed-region>
        <text:changed-region xml:id="ct140508073564384" text:id="ct140508073564384">
          <text:insertion>
            <office:change-info>
              <dc:creator>David Bosschaert</dc:creator>
              <dc:date>2016-01-28T11:04:00</dc:date>
            </office:change-info>
          </text:insertion>
        </text:changed-region>
        <text:changed-region xml:id="ct140508073564624" text:id="ct140508073564624">
          <text:insertion>
            <office:change-info>
              <dc:creator>David Bosschaert</dc:creator>
              <dc:date>2016-01-28T11:05:00</dc:date>
            </office:change-info>
          </text:insertion>
        </text:changed-region>
        <text:changed-region xml:id="ct140508073576112" text:id="ct140508073576112">
          <text:insertion>
            <office:change-info>
              <dc:creator>David Bosschaert</dc:creator>
              <dc:date>2016-01-28T11:06:00</dc:date>
            </office:change-info>
          </text:insertion>
        </text:changed-region>
        <text:changed-region xml:id="ct140508073570576" text:id="ct140508073570576">
          <text:insertion>
            <office:change-info>
              <dc:creator>David Bosschaert</dc:creator>
              <dc:date>2016-01-28T11:07:00</dc:date>
            </office:change-info>
          </text:insertion>
        </text:changed-region>
        <text:changed-region xml:id="ct140508073585136" text:id="ct140508073585136">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2" draw:name="graphics3" text:anchor-type="paragraph" svg:width="17.78cm" svg:height="7.893cm" draw:z-index="0"><draw:image xlink:href="Pictures/1000020100000427000001D8328612BC.png" xlink:type="simple" xlink:show="embed" xlink:actuate="onLoad"/></draw:frame></text:p>
      <text:p text:style-name="P58"><text:user-defined style:data-style-name="N0" text:name="RFC Title">RFC 215 - Object Conversion</text:user-defined></text:p>
      <text:p text:style-name="P58"><text:span text:style-name="T27">Draft<text:line-break/><text:line-break/></text:span><text:span text:style-name="T27"><text:page-count style:num-format="1">25</text:page-count></text:span><text:span text:style-name="T27"> Pages</text:span></text:p>
      <text:p text:style-name="P54"/>
      <text:p text:style-name="P53">Abstract</text:p>
      <text:p text:style-name="P5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0" text:outline-level="1" text:restart-numbering="true" text:start-value="-1">Document Information</text:h>
      <text:h text:style-name="P67" text:outline-level="2">License</text:h>
      <text:p text:style-name="P2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67"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0">0 Document Information<text:tab/>2</text:p>
          <text:p text:style-name="P61">0.1 License<text:tab/>2</text:p>
          <text:p text:style-name="P61">0.2 Trademarks<text:tab/>3</text:p>
          <text:p text:style-name="P61">0.3 Feedback<text:tab/>3</text:p>
          <text:p text:style-name="P61">0.4 Table of Contents<text:tab/>3</text:p>
          <text:p text:style-name="P61">0.5 Terminology and Document Conventions<text:tab/>4</text:p>
          <text:p text:style-name="P61">0.6 Revision History<text:tab/>4</text:p>
          <text:p text:style-name="P60">1 Introduction<text:tab/>5</text:p>
          <text:p text:style-name="P60">2 Application Domain<text:tab/>5</text:p>
          <text:p text:style-name="P62">2.1.1 Commons-Convert<text:tab/>6</text:p>
          <text:p text:style-name="P62">2.1.2 Google Guava<text:tab/>6</text:p>
          <text:p text:style-name="P62">2.1.3 Dozer<text:tab/>6</text:p>
          <text:p text:style-name="P61">2.2 Conversions<text:tab/>6</text:p>
          <text:p text:style-name="P61">2.3 Reflection<text:tab/>7</text:p>
          <text:p text:style-name="P61">2.4 Terminology + Abbreviations <text:tab/>7</text:p>
          <text:p text:style-name="P60">3 Problem Description<text:tab/>7</text:p>
          <text:p text:style-name="P60">4 Requirements<text:tab/>8</text:p>
          <text:p text:style-name="P61">4.1 General<text:tab/>8</text:p>
          <text:p text:style-name="P62">4.1.1 From Configurer RFP<text:tab/>8</text:p>
          <text:p text:style-name="P61">4.2 Maps<text:tab/>9</text:p>
          <text:p text:style-name="P61">4.3 DTOs<text:tab/>9</text:p>
          <text:p text:style-name="P61"><text:soft-page-break/>4.4 JSON<text:tab/>9</text:p>
          <text:p text:style-name="P60">5 Technical Solution<text:tab/>10</text:p>
          <text:p text:style-name="P61">5.1 Converter Service <text:tab/>10</text:p>
          <text:p text:style-name="P61">5.2 EncCodecr Service <text:tab/>11</text:p>
          <text:p text:style-name="P61">5.3 Use outside of OSGi<text:tab/>12</text:p>
          <text:p text:style-name="P62">5.3.1 Converter service via ServiceLoader<text:tab/>12</text:p>
          <text:p text:style-name="P62">5.3.2 Codec service via ServiceLoader<text:tab/>12</text:p>
          <text:p text:style-name="P61">5.4 Conversions<text:tab/>12</text:p>
          <text:p text:style-name="P62">5.4.1 Scalars and other singulare-value data types and List/Array/Set<text:tab/>13</text:p>
          <text:p text:style-name="P62">5.4.2 Arrays and Collections<text:tab/>15</text:p>
          <text:p text:style-name="P62">5.4.3 Maps and relatedComplex data structures<text:tab/>16</text:p>
          <text:p text:style-name="P62">5.4.4 Adding support to existing OSGi types<text:tab/>17</text:p>
          <text:p text:style-name="P62">5.4.5 Special Cases<text:tab/>18</text:p>
          <text:p text:style-name="P61">5.5 TypeReference base class<text:tab/>18</text:p>
          <text:p text:style-name="P61">5.6 Variable substitution<text:tab/>19</text:p>
          <text:p text:style-name="P60">6 Data Transfer Objects<text:tab/>19</text:p>
          <text:p text:style-name="P60">7 Javadoc<text:tab/>19</text:p>
          <text:p text:style-name="P60">8 Considered Alternatives<text:tab/>20</text:p>
          <text:p text:style-name="P60">9 Security Considerations<text:tab/>22</text:p>
          <text:p text:style-name="P60">10 Document Support<text:tab/>22</text:p>
          <text:p text:style-name="P61">10.1 References<text:tab/>22</text:p>
          <text:p text:style-name="P61">10.2 Author’s Address<text:tab/>22</text:p>
          <text:p text:style-name="P61">10.3 Acronyms and Abbreviations<text:tab/>23</text:p>
          <text:p text:style-name="P61">10.4 End of Document<text:tab/>23</text:p>
        </text:index-body>
      </text:table-of-content>
      <text:p text:style-name="P23"/>
      <text:h text:style-name="P67"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text:span text:style-name="T32">Source code is shown in this typeface</text:span>.</text:p>
      <text:h text:style-name="P67"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B2" office:value-type="date" office:date-value="2015-10-01">
            <text:p text:style-name="P57">01/10/15</text:p>
          </table:table-cell>
          <table:table-cell table:style-name="Table1.C1" office:value-type="string">
            <text:p text:style-name="P57">Initial version, from RFP, with some initial API proposals.</text:p>
          </table:table-cell>
        </table:table-row>
        <table:table-row table:style-name="Table1.2">
          <table:table-cell table:style-name="Table1.A3" office:value-type="float" office:value="0.1">
            <text:p text:style-name="P57">0.1</text:p>
          </table:table-cell>
          <table:table-cell table:style-name="Table1.B3" office:value-type="string">
            <text:p text:style-name="P57">January, 2016</text:p>
          </table:table-cell>
          <table:table-cell table:style-name="Table1.C3" office:value-type="string">
            <text:p text:style-name="P57">David Bosschaert, changes from Chicago F2F feedback.</text:p>
          </table:table-cell>
        </table:table-row>
        <table:table-row table:style-name="Table1.2">
          <table:table-cell table:style-name="Table1.A3" office:value-type="float" office:value="0.2">
            <text:p text:style-name="P57">0.2</text:p>
          </table:table-cell>
          <table:table-cell table:style-name="Table1.B3" office:value-type="string">
            <text:p text:style-name="P57">January, 2016</text:p>
          </table:table-cell>
          <table:table-cell table:style-name="Table1.C3" office:value-type="string">
            <text:p text:style-name="P57">David Bosschaert, changes from Madrid F2F.</text:p>
          </table:table-cell>
        </table:table-row>
        <text:soft-page-break/>
        <table:table-row table:style-name="Table1.2">
          <table:table-cell table:style-name="Table1.A3" office:value-type="float" office:value="0.3">
            <text:p text:style-name="P57"><text:change-start text:change-id="ct140508073166560"/>0.3<text:change-end text:change-id="ct140508073166560"/></text:p>
          </table:table-cell>
          <table:table-cell table:style-name="Table1.B3" office:value-type="string">
            <text:p text:style-name="P57"><text:change-start text:change-id="ct140508073167680"/>February, 2016<text:change-end text:change-id="ct140508073167680"/></text:p>
          </table:table-cell>
          <table:table-cell table:style-name="Table1.C3" office:value-type="string">
            <text:p text:style-name="P57"><text:change-start text:change-id="ct140508073165984"/>David Bosschaert, changes from EEG concall Jan 27.<text:change-end text:change-id="ct140508073165984"/></text:p>
          </table:table-cell>
        </table:table-row>
        <table:table-row table:style-name="Table1.2">
          <table:table-cell table:style-name="Table1.A3" office:value-type="float" office:value="0.4">
            <text:p text:style-name="P57"><text:change-start text:change-id="ct140508073168160"/>0.4<text:change-end text:change-id="ct140508073168160"/></text:p>
          </table:table-cell>
          <table:table-cell table:style-name="Table1.B6" office:value-type="date" office:date-value="2016-02-01">
            <text:p text:style-name="P57"><text:change-start text:change-id="ct140508073168432"/>2016-02-01<text:change-end text:change-id="ct140508073168432"/></text:p>
          </table:table-cell>
          <table:table-cell table:style-name="Table1.C3" office:value-type="string">
            <text:p text:style-name="P57"><text:change-start text:change-id="ct140508073168688"/>Updated coercion table per DS <text:change-end text:change-id="ct140508073168688"/><text:change-start text:change-id="ct140508073168992"/>errata.</text:p>
            <text:p text:style-name="P57">BJ Hargrave<text:change-end text:change-id="ct140508073168992"/></text:p>
          </table:table-cell>
        </table:table-row>
      </table:table>
      <text:p text:style-name="P23"/>
      <text:h text:style-name="P6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5"><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9" text:outline-level="1">Application Domain</text:h>
      <text:p text:style-name="P2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7">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25">DTOs</text:span><text:span text:style-name="T1">). DTOs are public objects without generics that only contain public fields based on simple types, arrays, and collections. <text:s/>In many ways DTOs </text:span><text:soft-page-break/><text:span text:style-name="T1">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the more common web applications. DTOs unify the specification with the data since the data is what is already public when it is sent to another process or serialized.</text:span></text:p>
      <text:p text:style-name="P27">By limiting the allowed data types in DTOs and ensuring they have no cycles they can be easily (de)serialized using JSON, providing easy interactions with Javascript.</text:p>
      <text:p text:style-name="Body"><text:span text:style-name="T1">In enRoute, a </text:span><text:span text:style-name="T25">DTO+</text:span><text:span text:style-name="T1"> is a DTO but it additionally allows many additional types and defines the rules for creating these types in a conversion.</text:span></text:p>
      <text:p text:style-name="P2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1414599245920972221" text:style-name="L3">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1">Path based access – Provide a path based access into a DTO. E.g. a path can be </text:span><text:span text:style-name="Example"><text:span text:style-name="T1">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8" text:outline-level="2">Conversions</text:h>
      <text:p text:style-name="Body"><text:span text:style-name="T1">The Java language has the concept of a </text:span><text:span text:style-name="T25">type</text:span><text:span text:style-name="T1">. A type is defined by either a class or one of the generic types.</text:span></text:p>
      <text:p text:style-name="Body"><text:span text:style-name="T1">The first level of conversion of a </text:span><text:span text:style-name="T26">value</text:span><text:span text:style-name="T1"> is limited to </text:span><text:span text:style-name="T2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5">cardinal</text:span> types:</text:p>
      <text:list xml:id="list4238960658966746168" text:style-name="L4">
        <text:list-item>
          <text:p text:style-name="P81"><text:soft-page-break/><text:span text:style-name="T25">Collection</text:span> – An enumeration of zero or more values.</text:p>
        </text:list-item>
        <text:list-item>
          <text:p text:style-name="P81"><text:span text:style-name="T25">Arrays</text:span> – An enumeration of zero or more values.</text:p>
        </text:list-item>
        <text:list-item>
          <text:p text:style-name="P81"><text:span text:style-name="T25">Map</text:span> – A mapping from one value to another value</text:p>
        </text:list-item>
      </text:list>
      <text:h text:style-name="P68" text:outline-level="2">Reflection</text:h>
      <text:p text:style-name="P2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2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59">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27">Libraries like the bnd Converter can use the reflective information to create another object of a desired type. For example:</text:p>
      <text:p text:style-name="P59">byte[] barray = Converter.cnv( byte[].class, “1”); // new byte[]{1}</text:p>
      <text:p text:style-name="P59">List&lt;Short&gt; shorts = Converter.cnv( </text:p>
      <text:p text:style-name="P59"><text:s text:c="6"/>new TypeReference&lt;List&lt;Short&gt;&gt;(){}, new String[]{“1”,”2”}); // [1, 2]</text:p>
      <text:p text:style-name="P59">FooConfig fooConfig = Converter.cnv( FooConfig.class, map );</text:p>
      <text:p text:style-name="P59">Map&lt;String,Object&gt; map = Converter.cnv( </text:p>
      <text:p text:style-name="P59"><text:s text:c="6"/>new TypeReference&lt;Map&lt;String,Object&gt;&gt;(){}, dto );</text:p>
      <text:p text:style-name="Body"><text:span text:style-name="T1">The bnd JSON Codec extend this model to </text:span><text:span text:style-name="T2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2">viations </text:span></text:h>
      <text:list xml:id="list7305734164717497157" text:style-name="L5">
        <text:list-item>
          <text:p text:style-name="P82">DTO+ – a DTO with an identity.</text:p>
        </text:list-item>
      </text:list>
      <text:p text:style-name="P22"/>
      <text:h text:style-name="P69"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2338792565263507659" text:style-name="L6">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12">equals, and diffing</text:span></text:p>
        </text:list-item>
        <text:list-item>
          <text:p text:style-name="P83">JSON encoding/decoding</text:p>
        </text:list-item>
      </text:list>
      <text:h text:style-name="P69" text:outline-level="1">Requirements</text:h>
      <text:h text:style-name="Heading_20_2" text:outline-level="2">General</text:h>
      <text:list xml:id="list8259424701647598345" text:style-name="L7">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3">i.e.</text:span> in plain Java environment.</text:p>
        </text:list-item>
      </text:list>
      <text:h text:style-name="Heading_20_3" text:outline-level="3">From Configurer RFP</text:h>
      <text:list xml:id="list1501874465" text:continue-numbering="true" text:style-name="L7">
        <text:list-item>
          <text:p text:style-name="P86">G0250 – It must be possible to use [substitute] information from the local system, for example passwords, if permitted.</text:p>
        </text:list-item>
      </text:list>
      <text:h text:style-name="Heading_20_2" text:outline-level="2">Maps</text:h>
      <text:list xml:id="list1139893174" text:continue-numbering="true" text:style-name="L7">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1141507288" text:continue-numbering="true" text:style-name="L7">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352633875" text:continue-numbering="true" text:style-name="L7">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69" text:outline-level="1">Technical Solution</text:h>
      <text:p text:style-name="Standard">The solution centers around services to support the conversions: the <text:span text:style-name="T15">Converter</text:span> service which can convert objects from one type to another, and the <text:span text:style-name="T15">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5">Converter </text:span>service is used to start a conversion. The service will be obtained from the service registry. The conversion is then completed via the <text:span text:style-name="T15">Converting</text:span> interface that has methods to specify the target type.<text:change-start text:change-id="ct140508071220624"/></text:p>
      <text:p text:style-name="Standard"><text:change-end text:change-id="ct140508071220624"/></text:p>
      <text:p text:style-name="P15"><text:span text:style-name="T24">public</text:span><text:span text:style-name="T12"> </text:span><text:span text:style-name="T24">interface</text:span><text:span text:style-name="T12"> Converter {</text:span></text:p>
      <text:p text:style-name="P1"><text:change-start text:change-id="ct140508070967920"/></text:p>
      <text:p text:style-name="P1"><text:change-end text:change-id="ct140508070967920"/><text:change-start text:change-id="ct140508071273664"/><text:s text:c="4"/>Adapter getAdapter()<text:change-end text:change-id="ct140508071273664"/></text:p>
      <text:p text:style-name="P1"><text:change-start text:change-id="ct140508071273856"/></text:p>
      <text:p text:style-name="P1"><text:change-end text:change-id="ct140508071273856"/><text:s text:c="4"/>Converting convert(Object obj);<text:change text:change-id="ct140508071308880"/></text:p>
      <text:p text:style-name="P3">}</text:p>
      <text:p text:style-name="P3"/>
      <text:p text:style-name="P15"><text:span text:style-name="T24">public</text:span><text:span text:style-name="T12"> </text:span><text:span text:style-name="T24">interface</text:span><text:span text:style-name="T12">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p>
      <text:p text:style-name="P2">}</text:p>
      <text:p text:style-name="P19"><text:change-start text:change-id="ct140508070968960"/></text:p>
      <text:p text:style-name="P19">public interface Adapter extends Converter {</text:p>
      <text:p text:style-name="P19"><text:s text:c="4"/>// Specify a rule where the adapter deviates from the standard converter.</text:p>
      <text:p text:style-name="P19"><text:s text:c="4"/>// Multiple rules can be specified.</text:p>
      <text:p text:style-name="P19"><text:s text:c="4"/>&lt;F, T&gt; CodecAdapter rule(Class&lt;F&gt; fromCls, Class&lt;T&gt; toCls, </text:p>
      <text:p text:style-name="P19"><text:soft-page-break/><text:s text:c="18"/>Function&lt;F, T&gt; toFun, Function&lt;T, F&gt; fromFun);</text:p>
      <text:p text:style-name="P19">}</text:p>
      <text:p text:style-name="P19"><text:change-end text:change-id="ct140508070968960"/><text:change-start text:change-id="ct140508070969200"/></text:p>
      <text:p text:style-name="P2">Example uses:</text:p>
      <text:p text:style-name="P2"/>
      <text:p text:style-name="P2"><text:change-end text:change-id="ct140508070969200"/><text:change-start text:change-id="ct140508071331712"/><text:s text:c="4"/>Converter c = ...; // from service registry</text:p>
      <text:p text:style-name="P2"><text:s text:c="4"/>String s = c.convert(12L).to(String.class));<text:change-end text:change-id="ct140508071331712"/><text:change-start text:change-id="ct140508071333392"/></text:p>
      <text:p text:style-name="P2"><text:s text:c="4"/>Long l = c.convert(“123”).to(Long.class));<text:change-end text:change-id="ct140508071333392"/><text:change-start text:change-id="ct140508071326688"/></text:p>
      <text:p text:style-name="P2"/>
      <text:p text:style-name="P2"><text:s text:c="4"/>// This codec adapter changes the way String[] is handled</text:p>
      <text:p text:style-name="P2"><text:s text:c="4"/>Adapter ca = c.getAdapter();</text:p>
      <text:p text:style-name="P2"><text:change-end text:change-id="ct140508071326688"/><text:change-start text:change-id="ct140508071332080"/><text:s text:c="3"/><text:change-end text:change-id="ct140508071332080"/><text:change-start text:change-id="ct140508071333584"/><text:s/><text:change-end text:change-id="ct140508071333584"/><text:change-start text:change-id="ct140508071332320"/>ca.rule(String[].class, String.class,</text:p>
      <text:p text:style-name="P2"><text:s text:c="8"/>v -&gt; Stream.of(v).collect(Collectors.joining(","))), </text:p>
      <text:p text:style-name="P2"><text:s text:c="8"/>v -&gt; v.split(","));<text:change-end text:change-id="ct140508071332320"/><text:change-start text:change-id="ct140508071269456"/></text:p>
      <text:p text:style-name="P2"><text:s text:c="4"/>String s = ca.convert(<text:change-end text:change-id="ct140508071269456"/><text:change-start text:change-id="ct140508071333872"/>new String[] {"<text:change-end text:change-id="ct140508071333872"/><text:change-start text:change-id="ct140508071334064"/>A","B"<text:change-end text:change-id="ct140508071334064"/><text:change-start text:change-id="ct140508071269648"/>}<text:change-end text:change-id="ct140508071269648"/><text:change-start text:change-id="ct140508071334256"/>).to(String.class);<text:change-end text:change-id="ct140508071334256"/><text:change-start text:change-id="ct140508080497200"/> // "A,B"</text:p>
      <text:p text:style-name="P2"><text:s text:c="4"/>String[] sa = ca.convert(s).to(String[].class); // {<text:change-end text:change-id="ct140508080497200"/><text:change-start text:change-id="ct140508075427568"/>"A", "B"}<text:change-end text:change-id="ct140508075427568"/></text:p>
      <text:p text:style-name="Body">The <text:span text:style-name="T15">TypeReference</text:span> class mentioned here is used to obtain Java generics informat<text:change-start text:change-id="ct140508071335584"/>i<text:change-end text:change-id="ct140508071335584"/>on at runtime. It is defined later in this document.</text:p>
      <text:p text:style-name="Body"><office:annotation office:name="__Annotation__4023_923006322"><dc:creator>David Bosschaert</dc:creator><dc:date>2016-01-04T17:14:12</dc:date><text:p text:style-name="P96"><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5">Codec</text:span> service can be used to encode a given object in a certain representation, for example JSON, YAML or XML. The <text:span text:style-name="T15">Codec</text:span> service can also decode the representation it produced. A single <text:span text:style-name="T15">Codec</text:span> service can encode/decode only a single format. To support multiple encoding formats register multiple services.</text:p>
      <text:p text:style-name="P15"><text:span text:style-name="T24">public</text:span><text:span text:style-name="T12"> </text:span><text:span text:style-name="T24">interface</text:span><text:span text:style-name="T12"> Codec {</text:span></text:p>
      <text:p text:style-name="P2"><text:change-start text:change-id="ct140508071338768"/><text:s text:c="4"/>Codec configure(String key, Object value);</text:p>
      <text:p text:style-name="P2"><text:s text:c="4"/>Codec configure(Map&lt;String, Object&gt; configs);</text:p>
      <text:p text:style-name="P2"/>
      <text:p text:style-name="P2"><text:change-end text:change-id="ct140508071338768"/><text:s text:c="4"/>&lt;T&gt; Decoding&lt;T&gt; decode(Class&lt;T&gt; cls);</text:p>
      <text:p text:style-name="P2"><text:s text:c="4"/>&lt;T&gt; Decoding&lt;T&gt; decode(TypeReference&lt;T&gt; ref);</text:p>
      <text:p text:style-name="P2"><text:s text:c="4"/>Decoding&lt;?&gt; decode(Type type);</text:p>
      <text:p text:style-name="P1"/>
      <text:p text:style-name="P2"><text:s text:c="4"/>Encoding encode(Object obj);<text:change-start text:change-id="ct140508071338128"/></text:p>
      <text:p text:style-name="P2"/>
      <text:p text:style-name="P2"><text:s text:c="4"/>// Use an alternative converter with this codec, to convert custom objects</text:p>
      <text:p text:style-name="P1"><text:s text:c="4"/>Codec with(Converter converter);<text:change-end text:change-id="ct140508071338128"/></text:p>
      <text:p text:style-name="P3">}<text:change-start text:change-id="ct140508071244688"/></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47">type</text:p>
          </table:table-cell>
          <table:table-cell table:style-name="Table10.C1" office:value-type="string">
            <text:p text:style-name="P47">description</text:p>
          </table:table-cell>
        </table:table-row>
        <table:table-row table:style-name="Table10.2">
          <table:table-cell table:style-name="Table10.A2" office:value-type="string">
            <text:p text:style-name="P21">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able:table-row table:style-name="Table10.2">
          <table:table-cell table:style-name="Table10.A3"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28"><text:change-end text:change-id="ct140508071244688"/></text:p>
      <text:p text:style-name="P3"/>
      <text:p text:style-name="P3"><text:soft-page-break/>public interface Decoding&lt;T&gt; {</text:p>
      <text:p text:style-name="P2"><text:change text:change-id="ct140508071343216"/><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change text:change-id="ct140508071344224"/><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start text:change-id="ct140508071345184"/>configure("pretty", true).encode(myObj).toString();</text:p>
      <text:p text:style-name="P2"><text:change-end text:change-id="ct140508071345184"/><text:change text:change-id="ct140508071344816"/><text:change text:change-id="ct140508071345568"/><text:change text:change-id="ct140508071345376"/><text:change text:change-id="ct140508071343904"/><text:change-start text:change-id="ct140508071345760"/></text:p>
      <text:h text:style-name="Heading_20_2" text:outline-level="2">U<text:change-end text:change-id="ct140508071345760"/>se outside of OSGi</text:h>
      <text:p text:style-name="P13">Services defined in this specification can also be obtained via the <text:span text:style-name="T15">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5">ServiceLoader.load(Converter.class)</text:span> method.</text:p>
      <text:p text:style-name="P13"/>
      <text:h text:style-name="Heading_20_3" text:outline-level="3">Codec service via ServiceLoader</text:h>
      <text:p text:style-name="P13">As a number of different <text:span text:style-name="T15">Codec</text:span> services can be available at run-time, each for a specific target type, the <text:span text:style-name="T15">Codec</text:span> service is obtained via the <text:span text:style-name="T15">CodecFactory</text:span> service when used with the <text:span text:style-name="T15">java.util.ServiceLoader</text:span><text:span text:style-name="T16">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508071361040"/>Mime<text:change-end text:change-id="ct140508071361040"/>Type(String type); // e.g. “<text:change-start text:change-id="ct140508071358000"/>application/<text:change-end text:change-id="ct140508071358000"/><text:change-start text:change-id="ct140508071103200"/>json<text:change-end text:change-id="ct140508071103200"/><text:change text:change-id="ct140508071358192"/>”</text:p>
      <text:p text:style-name="P1">}</text:p>
      <text:p text:style-name="P1"/>
      <text:p text:style-name="P11">With the CodecFactory obtain the desired codec as follows:</text:p>
      <text:p text:style-name="P1"/>
      <text:p text:style-name="P1">Codec getCodec(String <text:change-start text:change-id="ct140508071346592"/>mime<text:change-end text:change-id="ct140508071346592"/><text:change text:change-id="ct140508071357376"/><text:change-start text:change-id="ct140508071104256"/>T<text:change-end text:change-id="ct140508071104256"/>ype) {</text:p>
      <text:p text:style-name="P1"><text:s text:c="4"/>ServiceLoader&lt;CodecFactory&gt; sl = ServiceLoader.load(CodecFactory.class);</text:p>
      <text:p text:style-name="P1"><text:soft-page-break/><text:s text:c="4"/>for (CodecFactory cf : sl) {</text:p>
      <text:p text:style-name="P1"><text:s text:c="8"/>Codec codec = cf.getCodecBy<text:change-start text:change-id="ct140508071357568"/>Mime<text:change-end text:change-id="ct140508071357568"/>Type(<text:change-start text:change-id="ct140508071347312"/>mime<text:change-end text:change-id="ct140508071347312"/><text:change text:change-id="ct140508071358656"/><text:change-start text:change-id="ct140508071358848"/>T<text:change-end text:change-id="ct140508071358848"/>ype);</text:p>
      <text:p text:style-name="P1"><text:s text:c="8"/>if (codec != null) {</text:p>
      <text:p text:style-name="P1"><text:s text:c="12"/>return codec;</text:p>
      <text:p text:style-name="P1"><text:s text:c="8"/>}</text:p>
      <text:p text:style-name="P1"><text:soft-page-break/><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508071361632"/></text:p>
      <text:p text:style-name="Body">This section describes conversions to String and from String for the default codec of the encoder. Users can provide alternative representations by creating <text:change-end text:change-id="ct140508071361632"/><text:change-start text:change-id="ct140508071349184"/>their own <text:span text:style-name="T15">Codec</text:span> that delegates to the default codec <text:change-end text:change-id="ct140508071349184"/><text:change-start text:change-id="ct140508071349376"/>for all except the special conversions.<text:change-end text:change-id="ct140508071349376"/></text:p>
      <text:p text:style-name="Body"/>
      <text:h text:style-name="P73"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5">Coercion from Property Value to Method Type </text:span><text:span text:style-name="T1">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508071369344"/>double<text:change-end text:change-id="ct140508071369344"/><text:change text:change-id="ct140508071369536"/>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508071370944"/><text:change-start text:change-id="ct140508071371760"/><text:span text:style-name="T1">int</text:span><text:change-end text:change-id="ct140508071371760"/>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6">number</text:p>
          </table:table-cell>
          <table:table-cell table:style-name="Table6.A2" office:value-type="string">
            <text:p text:style-name="Table_20_Contents"><text:span text:style-name="T25">Number</text:span>.</text:p>
            <text:p text:style-name="Table_20_Contents">parse<text:span text:style-name="T2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EnumType</text:p>
          </table:table-cell>
          <table:table-cell table:style-name="Table6.A2" office:value-type="string">
            <text:p text:style-name="Table_20_Contents"><text:span text:style-name="T25">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AnnotationType</text:p>
          </table:table-cell>
          <table:table-cell table:style-name="Table6.A2" office:value-type="string">
            <text:p text:style-name="P4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5">toString()</text:span> method before further conversion to a target type is attempted.</text:p>
      <text:h text:style-name="Heading_20_4" text:outline-level="4"><text:soft-page-break/>Other target data types, including boxed Number, Boolean and Character</text:h>
      <text:p text:style-name="Body"><text:soft-page-break/>Conversion to other target data types is done by converting the source to a String value first. Then further conversion to the target type is be attempted by trying the following methods on the target type<text:change-start text:change-id="ct140508071106256"/>, in this order<text:change-end text:change-id="ct140508071106256"/>:</text:p>
      <text:list xml:id="list1721451204314368598" text:style-name="L8">
        <text:list-item>
          <text:p text:style-name="P77"><text:change-start text:change-id="ct140508071387024"/>static valueOf(String s)</text:p>
        </text:list-item>
        <text:list-item>
          <text:p text:style-name="P87"><text:change-end text:change-id="ct140508071387024"/>String constructor.</text:p>
        </text:list-item>
      </text:list>
      <text:list xml:id="list321218162" text:continue-list="list1356106817" text:style-name="L1">
        <text:list-item>
          <text:p text:style-name="P4"><text:change text:change-id="ct140508071383280"/></text:p>
        </text:list-item>
        <text:list-item>
          <text:p text:style-name="P4"><text:change text:change-id="ct140508071383616"/></text:p>
        </text:list-item>
      </text:list>
      <text:p text:style-name="Body">Exceptions:</text:p>
      <text:list xml:id="list598306933" text:continue-numbering="true" text:style-name="L1">
        <text:list-item>
          <text:p text:style-name="P88"><text:span text:style-name="T22">null</text:span> values will result in a <text:span text:style-name="T22">null</text:span> value for the target value.</text:p>
        </text:list-item>
        <text:list-item>
          <text:p text:style-name="P75">Empty arrays / collections will be converted into a <text:span text:style-name="T22">null</text:span> target value.</text:p>
        </text:list-item>
      </text:list>
      <text:h text:style-name="P74"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text:change-start text:change-id="ct140508071392464"/>Implementations wishing a different conversion to String, for example a comma-separated list, can do so by providing their own codec for the conversion.</text:p>
      <text:p text:style-name="P5"><text:change-end text:change-id="ct140508071392464"/><text:change text:change-id="ct140508071393792"/></text:p>
      <text:h text:style-name="Heading_20_4" text:outline-level="4">Conversion to Array or Collection<text:change-start text:change-id="ct140508071397072"/></text:h>
      <text:p text:style-name="Body"><text:change-end text:change-id="ct140508071397072"/><text:change-start text:change-id="ct140508071397264"/>A new object is always returned as the object will be owned by the caller.<text:change-end text:change-id="ct140508071397264"/></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2">List</text:span> then the implementation can create an <text:span text:style-name="T2">ArrayList</text:span><text:change-start text:change-id="ct140508071399872"/><text:span text:style-name="T10">.</text:span><text:change-end text:change-id="ct140508071399872"/><text:change-start text:change-id="ct140508071400688"/><text:span text:style-name="T10"> When converting to a Set the converter must choose a set implementation that preserves iteration orde</text:span><text:change-end text:change-id="ct140508071400688"/><text:change-start text:change-id="ct140508071401440"/><text:span text:style-name="T10">r.</text:span><text:change-end text:change-id="ct140508071401440"/></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2">Class.newInstance()</text:span> on the provided type. For example if the target type is <text:span text:style-name="T2">LinkedList</text:span> then the converter creates a target object by calling <text:span text:style-name="T19">LinkedList.class.newInstance()</text:span>.</text:p>
          </table:table-cell>
        </table:table-row>
        <table:table-row>
          <table:table-cell table:style-name="Table8.A2" office:value-type="string">
            <text:p text:style-name="P6">T[]</text:p>
          </table:table-cell>
          <table:table-cell table:style-name="Table8.B2" office:value-type="string">
            <text:p text:style-name="P5"><text:span text:style-name="T2">new T[</text:span><text:span text:style-name="T9">x</text:span><text:span text:style-name="T2">]</text:span> where <text:span text:style-name="T9">x</text:span> <text:span text:style-name="T10">is the size of the source collection, 1 in case of a scalar.</text:span></text:p>
          </table:table-cell>
        </table:table-row>
      </table:table>
      <text:p text:style-name="Body"><text:change-start text:change-id="ct140508071397840"/>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508071397840"/><text:change-start text:change-id="ct140508071400432"/>Once the elements to be inserted are established, <text:change-end text:change-id="ct140508071400432"/><text:change text:change-id="ct140508071394224"/><text:change text:change-id="ct140508071394032"/><text:change-start text:change-id="ct140508071233968"/>each <text:change-end text:change-id="ct140508071233968"/>element is converted into the target type using the converter rules before it is <text:span text:style-name="T3">inserted.</text:span></text:p>
      <text:p text:style-name="P5"><text:span text:style-name="T3">The converter should use all information </text:span><text:span text:style-name="T3">available to it to perform the conversion. I.e. </text:span><text:span text:style-name="T3">whe</text:span><text:span text:style-name="T3">n a </text:span><text:span text:style-name="T2">TypeReference</text:span><text:span text:style-name="T3"> is used the generics information of the target type is still available at runtime making it possible to instruct the converter to convert to parameterized types of which the generic information would otherwise </text:span><text:span text:style-name="T3">be</text:span><text:span text:style-name="T3"> </text:span><text:span text:style-name="T3">erased. For example </text:span><text:span text:style-name="T3">the following constr</text:span><text:span text:style-name="T3">uct can be used to convert an </text:span><text:span text:style-name="T2">int[]</text:span><text:span text:style-name="T3"> into a </text:span><text:span text:style-name="T2">Set&lt;Double&gt;</text:span><text:span text:style-name="T3">:</text:span></text:p>
      <text:p text:style-name="P26"><text:s text:c="3"/>converter.convert(new int [] {1,2,3}).to(new TypeReference&lt;Set&lt;Double&gt;&gt;() {})</text:p>
      <text:p text:style-name="Body"><text:change text:change-id="ct140508071410672"/></text:p>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508071399360"/>A new map instance is always returned as the resulting map is owned by the caller of the converter.</text:p>
      <text:p text:style-name="Body"><text:change-end text:change-id="ct140508071399360"/>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2">.</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2">Class.newInstance()</text:span> on the provided type. For example if the target type is <text:span text:style-name="T2">HashMap</text:span> then the converter creates a target object by calling <text:span text:style-name="T19">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text:soft-page-break/>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508071402480"/></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6"><text:span text:style-name="T36">EEG call: we need more mangling rules, currently we only have one for '.'</text:span></text:p></office:annotation>table 112.9 of the R6 Declarative Service specification<text:change-start text:change-id="ct140508071402256"/><office:annotation-end office:name="__Annotation__4721_511366520"/><text:change-end text:change-id="ct140508071402256"/>. The key of the map may need to be converted into a String first.</text:p>
      <text:p text:style-name="Body">In this case support conversion to interfaces that can provide defaults for non-set values:</text:p>
      <text:p text:style-name="P3">Config {<text:change-start text:change-id="ct140508071403200"/></text:p>
      <text:p text:style-name="P3"><text:s text:c="2"/>int my_value(); // no default, used when converting from the interface <text:change-end text:change-id="ct140508071403200"/></text:p>
      <text:p text:style-name="P3"><text:s text:c="2"/>int my_value(int defVal);<text:change-start text:change-id="ct140508071403488"/></text:p>
      <text:p text:style-name="P3"><text:s text:c="2"/><text:change-end text:change-id="ct140508071403488"/><text:change-start text:change-id="ct140508071402752"/>int my_value(String defVal); // default value is automatically converted to the target type<text:change-end text:change-id="ct140508071402752"/></text:p>
      <text:p text:style-name="P3"/>
      <text:p text:style-name="P3"><text:change text:change-id="ct140508071408544"/><text:s text:c="2"/>boolean my_other_value();</text:p>
      <text:p text:style-name="P3">}</text:p>
      <text:p text:style-name="P3"/>
      <text:p text:style-name="P3">Map&lt;String, ?&gt; myMap = <text:span text:style-name="T1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508071405392"/>Converting from an interface<text:change-start text:change-id="ct140508071405664"/> is done by calling each no-args method on the interface and storing the resulting v<text:change-end text:change-id="ct140508071405664"/><text:change-start text:change-id="ct140508071405904"/>alue, after converting it into the target type, in a map<text:change-end text:change-id="ct140508071405904"/>.<text:change-start text:change-id="ct140508071406272"/> The method name is u<text:change-end text:change-id="ct140508071406272"/><text:change-start text:change-id="ct140508071406512"/>sed as the key and will be <text:change-end text:change-id="ct140508071406512"/><text:change-start text:change-id="ct140508071406752"/>converted as described in table 112.9 of the DS spec. The user of the conversion service should ensure that <text:change-end text:change-id="ct140508071406752"/><text:change-start text:change-id="ct140508071406992"/>the method invocations have no unwanted side effects and are idempotent.<text:change-end text:change-id="ct140508071406992"/></text:p>
      <text:h text:style-name="Heading_20_4" text:outline-level="4"><text:soft-page-break/>Annotation</text:h>
      <text:p text:style-name="Body">Just like interface but with the added capability of specifying a default in the annotation definition.</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3">The converter should use reflection to find a <text:span text:style-name="T19">Map getProperties()</text:span> or <text:span text:style-name="T4">Dictionary getProperties()</text:span> method on the source type to obtain a map representing this object which can then be converted into another target type.</text:p>
      <text:h text:style-name="Heading_20_4" text:outline-level="4">To other types</text:h>
      <text:p text:style-name="P33"><text:change-start text:change-id="ct140508071411152"/>Convert <text:span text:style-name="T4">map.values() </text:span>to an order-preserving collection and then convert this collection to the target type.<office:annotation><dc:creator>David Bosschaert</dc:creator><dc:date>2016-02-01T20:34:04</dc:date><text:p text:style-name="P96"><text:span text:style-name="T36">Yes?</text:span></text:p></office:annotation></text:p>
      <text:p text:style-name="Body"><text:change-end text:change-id="ct140508071411152"/><text:change text:change-id="ct140508071407552"/><text:change-start text:change-id="ct140508071419248"/>Not supported.<text:change-end text:change-id="ct140508071419248"/></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5523175186306709492" text:style-name="L9">
        <text:list-item>
          <text:p text:style-name="P91">org.osgi.framework.BundleContext</text:p>
        </text:list-item>
        <text:list-item>
          <text:p text:style-name="P91">org.osgi.framework.ServiceReference</text:p>
        </text:list-item>
        <text:list-item>
          <text:p text:style-name="P91">org.osgi.framework.Bundle <text:span text:style-name="T34">(returns bundle headers)</text:span></text:p>
        </text:list-item>
        <text:list-item>
          <text:p text:style-name="P92">org.osgi.service.Subsystem <text:span text:style-name="T14">(returns subsystem headers)</text:span></text:p>
        </text:list-item>
        <text:list-item>
          <text:p text:style-name="P91">org.osgi.resource.Capability <text:span text:style-name="T34">(returns attributes)</text:span></text:p>
        </text:list-item>
        <text:list-item>
          <text:p text:style-name="P91"><text:span text:style-name="T19">org.osgi.resource.Requirement</text:span><text:span text:style-name="T34"> (returns directives)</text:span></text:p>
        </text:list-item>
        <text:list-item>
          <text:p text:style-name="P91">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508071432944"/>T<text:change-start text:change-id="ct140508071433136"/>his<text:change-end text:change-id="ct140508071433136"/><text:change-start text:change-id="ct140508071440112"/> section<text:change-end text:change-id="ct140508071440112"/><text:change text:change-id="ct140508071440304"/> specif<text:change-start text:change-id="ct140508071440496"/>ies<text:change-end text:change-id="ct140508071440496"/><text:change text:change-id="ct140508071440736"/> special cases <text:change-start text:change-id="ct140508071441008"/>also supported by the converter.<text:change-end text:change-id="ct140508071441008"/><text:change text:change-id="ct140508071441248"/><text:change-start text:change-id="ct140508073559232"/></text:p>
      <text:h text:style-name="P71" text:outline-level="4">UUID</text:h>
      <text:p text:style-name="Body"><text:span text:style-name="T3">UUIDs are created from String representations by calling </text:span><text:span text:style-name="T17">UUID.fromString()</text:span><text:change-end text:change-id="ct140508073559232"/><text:change-start text:change-id="ct140508073559488"/></text:p>
      <text:h text:style-name="P72" text:outline-level="4"><text:change-end text:change-id="ct140508073559488"/><text:change-start text:change-id="ct140508073567872"/>Locale</text:h>
      <text:p text:style-name="P23">TODO: How to do this one? new Locale(String) does not produce the same as the original (e.g. new Locale(“fr_CA”) produces “fr_ca” which is not the same as Locale.Canada_FRENCH...</text:p>
      <text:h text:style-name="P72" text:outline-level="4">Pattern</text:h>
      <text:p text:style-name="P33"><text:soft-page-break/><text:span text:style-name="T31">Pattern instances are created by calling </text:span><text:span text:style-name="T22">Pattern.compile()</text:span><text:span text:style-name="T31">.</text:span></text:p>
      <text:h text:style-name="P72" text:outline-level="4">Calendar</text:h>
      <text:p text:style-name="P23">Conversion from a Calendar to a String is done via Java 8 date/time API:</text:p>
      <text:p text:style-name="P34">myCal.getTime().toInstant().atZone(myCal.getTimeZone().toZoneId()).toString()</text:p>
      <text:p text:style-name="P33"><text:span text:style-name="T31">This produces strings that look like this: </text:span><text:span text:style-name="T22">2016-01-28T13:50:52.370Z[Europe/Dublin]</text:span></text:p>
      <text:p text:style-name="P23">Conversion from a String representation of time to a Calendar is done with:</text:p>
      <text:p text:style-name="P35"><text:span text:style-name="T22"><text:s text:c="2"/></text:span><text:span text:style-name="T17">ZonedDateTime zdt = ZonedDateTime.parse(myString);</text:span></text:p>
      <text:p text:style-name="P36"><text:s text:c="2"/>Calendar c = Calendar.getInstance(TimeZone.getTimeZone(zdt.getZone()));</text:p>
      <text:p text:style-name="P35"><text:span text:style-name="T17"><text:s text:c="2"/>c.s</text:span><text:span text:style-name="T22">etTimeInMillis(zdt.toInstant().getEpochSecond() * 1000);</text:span><text:span text:style-name="T31"><office:annotation><dc:creator>David Bosschaert</dc:creator><dc:date>2016-01-28T13:54:50</dc:date><text:p text:style-name="P96"><text:span text:style-name="T36">Anyone a better idea?</text:span></text:p></office:annotation></text:span></text:p>
      <text:h text:style-name="P72" text:outline-level="4">Java 8 Date/Time API</text:h>
      <text:p text:style-name="P23">Converting to Java 8 Date/Time classes from strings is done using the static parse(CharSequence cs) method which is available in most implementations of the Temporal interface, for example:</text:p>
      <text:p text:style-name="P35"><text:span text:style-name="T31"><text:s text:c="2"/></text:span><text:span text:style-name="T18">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 text:c="2"/>ZonedDateTime zdt = ZonedDateTime.parse(s);</text:p>
      <text:h text:style-name="P72" text:outline-level="4">Date<text:change-end text:change-id="ct140508073567872"/><text:change-start text:change-id="ct140508073567072"/></text:h>
      <text:p text:style-name="P33"><text:span text:style-name="T31">A </text:span><text:span text:style-name="T22">java.util.Date</text:span><text:span text:style-name="T31"> instance </text:span><text:change-end text:change-id="ct140508073567072"/><text:change-start text:change-id="ct140508073572112"/><text:span text:style-name="T31">is converted to a String value by calling </text:span><text:span text:style-name="T22">Date.getTime()</text:span><text:span text:style-name="T31"> and converting the resulting </text:span><text:span text:style-name="T22">long</text:span><text:span text:style-name="T31"> value into a String.</text:span></text:p>
      <text:p text:style-name="P33"><text:span text:style-name="T31">Converting a String into a </text:span><text:span text:style-name="T22">java.util.Date</text:span><text:span text:style-name="T31"> is done by converting the String to a long and then calli</text:span><text:change-end text:change-id="ct140508073572112"/><text:change-start text:change-id="ct140508073569120"/><text:span text:style-name="T31">ng new </text:span><text:span text:style-name="T22">Date(long)</text:span><text:span text:style-name="T31">.</text:span><text:change-end text:change-id="ct140508073569120"/></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text:soft-page-break/>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change-start text:change-id="ct140508073564384"/>Portable Encodings</text:h>
      <text:p text:style-name="Body">Implementations of this specification can <office:annotation><dc:creator>David Bosschaert</dc:creator><dc:date>2016-01-28T11:05:32</dc:date><text:p text:style-name="P96"><text:span text:style-name="T36">Can we make it optional? Not great for the CT but I'm not sure we should mandate everyone to support all of JSON, YAML and XML</text:span></text:p></office:annotation>provide codecs that pro<text:change-end text:change-id="ct140508073564384"/><text:change-start text:change-id="ct140508073564624"/>duce portable encodings. These encodings must be done using either JSON, YAML or XML.<text:change-end text:change-id="ct140508073564624"/><text:change-start text:change-id="ct140508073576112"/></text:p>
      <text:h text:style-name="Heading_20_3" text:outline-level="3">Portable JSON encoding</text:h>
      <text:p text:style-name="Body">Mime type: application/json</text:p>
      <text:h text:style-name="Heading_20_4" text:outline-level="4"><text:soft-page-break/>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508073576112"/><text:change-start text:change-id="ct140508073570576"/></text:h>
      <text:p text:style-name="Body"><text:change-end text:change-id="ct140508073570576"/><text:change-start text:change-id="ct140508073585136"/><text:soft-page-break/>Mime-type: text/xml</text:p>
      <text:h text:style-name="Heading_20_4" text:outline-level="4">Example XML-encoded document</text:h>
      <text:p text:style-name="Body">TODO</text:p>
      <text:h text:style-name="Heading_20_4" text:outline-level="4">XML Schema</text:h>
      <text:p text:style-name="Body">TODO<text:change-end text:change-id="ct140508073585136"/></text:p>
      <text:h text:style-name="P69"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69" text:outline-level="1">Javadoc</text:h>
      <text:p text:style-name="P33"><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28"> </text:span></text:p>
      <text:h text:style-name="P69"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7">dest v / src -&gt;</text:p>
          </table:table-cell>
          <table:table-cell table:style-name="Table5.A1" office:value-type="string">
            <text:p text:style-name="P38">String</text:p>
          </table:table-cell>
          <table:table-cell table:style-name="Table5.A1" office:value-type="string">
            <text:p text:style-name="P40">Boxed</text:p>
          </table:table-cell>
          <table:table-cell table:style-name="Table5.A1" office:value-type="string">
            <text:p text:style-name="P40">primitive</text:p>
          </table:table-cell>
          <table:table-cell table:style-name="Table5.A1" office:value-type="string">
            <text:p text:style-name="P40">Object</text:p>
          </table:table-cell>
          <table:table-cell table:style-name="Table5.A1" office:value-type="string">
            <text:p text:style-name="P40">primitive[]</text:p>
          </table:table-cell>
          <table:table-cell table:style-name="Table5.A1" office:value-type="string">
            <text:p text:style-name="P40">Boxed[] </text:p>
          </table:table-cell>
          <table:table-cell table:style-name="Table5.A1" office:value-type="string">
            <text:p text:style-name="P40">collection&lt;?&gt;</text:p>
          </table:table-cell>
          <table:table-cell table:style-name="Table5.I1" office:value-type="string">
            <text:p text:style-name="P45">null</text:p>
          </table:table-cell>
        </table:table-row>
        <table:table-row>
          <table:table-cell table:style-name="Table5.A2" office:value-type="string">
            <text:p text:style-name="P38">String</text:p>
          </table:table-cell>
          <table:table-cell table:style-name="Table5.A2" office:value-type="string">
            <text:p text:style-name="P40">v</text:p>
          </table:table-cell>
          <table:table-cell table:style-name="Table5.A2" office:value-type="string">
            <text:p text:style-name="P38"><text:span text:style-name="T25">v</text:span>.toString()</text:p>
          </table:table-cell>
          <table:table-cell table:style-name="Table5.A2" office:value-type="string">
            <text:p text:style-name="P38">String.valueOf(<text:span text:style-name="T25">v</text:span>)</text:p>
          </table:table-cell>
          <table:table-cell table:style-name="Table5.A2" office:value-type="string">
            <text:p text:style-name="P38"><text:span text:style-name="T25">v</text:span>.toString()</text:p>
          </table:table-cell>
          <table:table-cell table:style-name="Table5.A2" office:value-type="string">
            <text:p text:style-name="P39">Arrays.toString(<text:span text:style-name="T25">v</text:span>)</text:p>
            <text:p text:style-name="P39">except for char[]: String.valueOf(<text:span text:style-name="T25">v</text:span>) </text:p>
          </table:table-cell>
          <table:table-cell table:style-name="Table5.A2" office:value-type="string">
            <text:p text:style-name="P38">Arrays.toString(<text:span text:style-name="T25">v</text:span>)</text:p>
          </table:table-cell>
          <table:table-cell table:style-name="Table5.A2" office:value-type="string">
            <text:p text:style-name="P38"><text:span text:style-name="T25">v</text:span>.toString()</text:p>
          </table:table-cell>
          <table:table-cell table:style-name="Table5.I2" office:value-type="string">
            <text:p text:style-name="P31">null</text:p>
          </table:table-cell>
        </table:table-row>
        <table:table-row>
          <table:table-cell table:style-name="Table5.A2" office:value-type="string">
            <text:p text:style-name="P38">String[]</text:p>
          </table:table-cell>
          <table:table-cell table:style-name="Table5.A2" office:value-type="string">
            <text:p text:style-name="P38">new String[] {<text:span text:style-name="T25">v</text:span>}</text:p>
          </table:table-cell>
          <table:table-cell table:style-name="Table5.A2" office:value-type="string">
            <text:p text:style-name="P39">new String[] {<text:span text:style-name="T25">v</text:span>.toString()}</text:p>
          </table:table-cell>
          <table:table-cell table:style-name="Table5.A2" office:value-type="string">
            <text:p text:style-name="P39">new String[] {String.valueOf(<text:span text:style-name="T25">v</text:span>)}</text:p>
          </table:table-cell>
          <table:table-cell table:style-name="Table5.A2" office:value-type="string">
            <text:p text:style-name="P38">if String[]: <text:span text:style-name="T25">v</text:span> </text:p>
            <text:p text:style-name="P38">otherwise:</text:p>
            <text:p text:style-name="P38">new String[] </text:p>
            <text:p text:style-name="P38">{<text:span text:style-name="T25">v.</text:span><text:span text:style-name="T1">toString()}</text:span></text:p>
          </table:table-cell>
          <table:table-cell table:style-name="Table5.A2" office:value-type="string">
            <text:p text:style-name="P38">Arrays.stream(<text:span text:style-name="T25">v</text:span>).</text:p>
            <text:p text:style-name="P38">mapToObj(</text:p>
            <text:p text:style-name="P38">String::valueOf)</text:p>
            <text:p text:style-name="P38">.toArray(</text:p>
            <text:p text:style-name="P38">String[]::new)</text:p>
          </table:table-cell>
          <table:table-cell table:style-name="Table5.A2" office:value-type="string">
            <text:p text:style-name="P38">Arrays.stream(v).</text:p>
            <text:p text:style-name="P38">map(</text:p>
            <text:p text:style-name="P38">String::valueOf).</text:p>
            <text:p text:style-name="P38">toArray(</text:p>
            <text:p text:style-name="P38">String[]::new)</text:p>
          </table:table-cell>
          <table:table-cell table:style-name="Table5.A2" office:value-type="string">
            <text:p text:style-name="P38"><text:span text:style-name="T25">v</text:span>.stream().map(</text:p>
            <text:p text:style-name="P38">String::valueOf).</text:p>
            <text:p text:style-name="P38">toArray(</text:p>
            <text:p text:style-name="P38">String[]::new)</text:p>
          </table:table-cell>
          <table:table-cell table:style-name="Table5.I2" office:value-type="string">
            <text:p text:style-name="P31">new String[]{}</text:p>
          </table:table-cell>
        </table:table-row>
        <table:table-row>
          <table:table-cell table:style-name="Table5.A2" office:value-type="string">
            <text:p text:style-name="P38">List&lt;String&gt;</text:p>
          </table:table-cell>
          <table:table-cell table:style-name="Table5.A2" office:value-type="string">
            <text:p text:style-name="P38">Collections.</text:p>
            <text:p text:style-name="P38">singletonList(<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List())</text:p>
          </table:table-cell>
          <table:table-cell table:style-name="Table5.A2" office:value-type="string">
            <text:p text:style-name="P38">Arrays.stream(<text:span text:style-name="T25">v</text:span>).</text:p>
            <text:p text:style-name="P38">map(</text:p>
            <text:p text:style-name="P38">String::valueOf).</text:p>
            <text:p text:style-name="P38">collect(toList())</text:p>
          </table:table-cell>
          <table:table-cell table:style-name="Table5.A2" office:value-type="string">
            <text:p text:style-name="P38"><text:span text:style-name="T25">v</text:span><text:span text:style-name="T1">.stream().map(</text:span></text:p>
            <text:p text:style-name="P41">String::valueOf).</text:p>
            <text:p text:style-name="P4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Set&lt;String&gt;</text:p>
          </table:table-cell>
          <table:table-cell table:style-name="Table5.A2" office:value-type="string">
            <text:p text:style-name="P38">Collections.</text:p>
            <text:p text:style-name="P38">singleton(v)</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Set())</text:p>
          </table:table-cell>
          <table:table-cell table:style-name="Table5.A2" office:value-type="string">
            <text:p text:style-name="P38">Arrays.stream(<text:span text:style-name="T25">v</text:span>).</text:p>
            <text:p text:style-name="P38">map(</text:p>
            <text:p text:style-name="P38">String::valueOf).</text:p>
            <text:p text:style-name="P38">collect(toSet())</text:p>
          </table:table-cell>
          <table:table-cell table:style-name="Table5.A2" office:value-type="string">
            <text:p text:style-name="P38"><text:span text:style-name="T25">v</text:span><text:span text:style-name="T1">.stream().map(</text:span></text:p>
            <text:p text:style-name="P41">String::valueOf).</text:p>
            <text:p text:style-name="P4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38">Collection&lt;String&gt;</text:p>
          </table:table-cell>
          <table:table-cell table:style-name="Table5.A2" office:value-type="string">
            <text:p text:style-name="P40">pick either list or set</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44"/>
          </table:table-cell>
          <table:table-cell table:style-name="Table5.I2" office:value-type="string">
            <text:p text:style-name="P31"/>
          </table:table-cell>
        </table:table-row>
        <table:table-row>
          <table:table-cell table:style-name="Table5.A2" office:value-type="string">
            <text:p text:style-name="P38">int </text:p>
          </table:table-cell>
          <table:table-cell table:style-name="Table5.A2" office:value-type="string">
            <text:p text:style-name="P41">Integer.parseInt(<text:span text:style-name="T25">v</text:span>)</text:p>
          </table:table-cell>
          <table:table-cell table:style-name="Table5.A2" office:value-type="string">
            <text:p text:style-name="P39"><text:span text:style-name="T25">v</text:span>.intValue()</text:p>
          </table:table-cell>
          <table:table-cell table:style-name="Table5.A2" office:value-type="string">
            <text:p text:style-name="P39">if int: <text:span text:style-name="T25">v</text:span></text:p>
            <text:p text:style-name="P42">otherwise:</text:p>
            <text:p text:style-name="P42">(int) <text:span text:style-name="T25">v</text:span></text:p>
          </table:table-cell>
          <table:table-cell table:style-name="Table5.A2" office:value-type="string">
            <text:p text:style-name="P43">»int(v.toString())</text:p>
            <text:p text:style-name="P38"/>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size() == 0:</text:p>
            <text:p text:style-name="P38">0</text:p>
            <text:p text:style-name="P38">otherwise:</text:p>
            <text:p text:style-name="P38">»int(<text:span text:style-name="T25">v</text:span>.iterator().</text:p>
            <text:p text:style-name="P38">next())</text:p>
          </table:table-cell>
          <table:table-cell table:style-name="Table5.I7" office:value-type="float" office:value="0">
            <text:p text:style-name="P31">0</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span text:style-name="T1">booleanValue()</text:span></text:p>
            <text:p text:style-name="P42">otherwise:</text:p>
            <text:p text:style-name="P42">»int(<text:span text:style-name="T25">v</text:span>) != 0 </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false</text:p>
          </table:table-cell>
        </table:table-row>
        <table:table-row>
          <table:table-cell table:style-name="Table5.A2" office:value-type="string">
            <text:p text:style-name="P38">char</text:p>
          </table:table-cell>
          <table:table-cell table:style-name="Table5.A2" office:value-type="string">
            <text:p text:style-name="P41"><text:span text:style-name="T25">v</text:span>.length() &gt; 0 ? <text:span text:style-name="T25">v</text:span>.charAt(0) : 0</text:p>
          </table:table-cell>
          <table:table-cell table:style-name="Table5.A2" office:value-type="string">
            <text:p text:style-name="P39">(char) <text:span text:style-name="T25">v</text:span>. <text:span text:style-name="T25">number</text:span>Value()</text:p>
          </table:table-cell>
          <table:table-cell table:style-name="Table5.A2" office:value-type="string">
            <text:p text:style-name="P39">(char) <text:span text:style-name="T25">v</text:span></text:p>
          </table:table-cell>
          <table:table-cell table:style-name="Table5.A2" office:value-type="string">
            <text:p text:style-name="P43">»char(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char(<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byte</text:p>
          </table:table-cell>
          <table:table-cell table:style-name="Table5.A2" office:value-type="string">
            <text:p text:style-name="P41"><text:span text:style-name="T25">v</text:span>.getBytes()[0] or 0 if no bytes in array.</text:p>
          </table:table-cell>
          <table:table-cell table:style-name="Table5.A2" office:value-type="string">
            <text:p text:style-name="P39"><text:span text:style-name="T1">(byte) </text:span><text:span text:style-name="T25">v</text:span>.int<text:span text:style-name="T1">Va</text:span>lue()</text:p>
          </table:table-cell>
          <table:table-cell table:style-name="Table5.A2" office:value-type="string">
            <text:p text:style-name="P39">(byte) <text:span text:style-name="T25">v</text:span></text:p>
          </table:table-cell>
          <table:table-cell table:style-name="Table5.A2" office:value-type="string">
            <text:p text:style-name="P43">»byte(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byte(<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shor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floa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double</text:p>
          </table:table-cell>
          <table:table-cell table:style-name="Table5.A2" office:value-type="string">
            <text:p text:style-name="P41">Double.</text:p>
            <text:p text:style-name="P41">parseDouble(<text:span text:style-name="T25">v</text:span>)</text:p>
          </table:table-cell>
          <table:table-cell table:style-name="Table5.A2" office:value-type="string">
            <text:p text:style-name="P39">v.doubleValue()</text:p>
          </table:table-cell>
          <table:table-cell table:style-name="Table5.A2" office:value-type="string">
            <text:p text:style-name="P39">(double) <text:span text:style-name="T25">v</text:span></text:p>
          </table:table-cell>
          <table:table-cell table:style-name="Table5.A2" office:value-type="string">
            <text:p text:style-name="P38">Double.</text:p>
            <text:p text:style-name="P38">parseDouble(</text:p>
            <text:p text:style-name="P38"><text:span text:style-name="T25">v</text:span>.toString())</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size() == 0:</text:p>
            <text:p text:style-name="P38">0.0</text:p>
            <text:p text:style-name="P38">otherwise:</text:p>
            <text:p text:style-name="P38">»double(<text:span text:style-name="T25">v.</text:span></text:p>
            <text:p text:style-name="P41">iterator().next())</text:p>
          </table:table-cell>
          <table:table-cell table:style-name="Table5.I7" office:value-type="float" office:value="0">
            <text:p text:style-name="P31">0</text:p>
          </table:table-cell>
        </table:table-row>
        <table:table-row>
          <table:table-cell table:style-name="Table5.A2" office:value-type="string">
            <text:p text:style-name="P38">int[]</text:p>
          </table:table-cell>
          <table:table-cell table:style-name="Table5.A2" office:value-type="string">
            <text:p text:style-name="P41">new int[] {»int(<text:span text:style-name="T25">v</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8">Arrays.stream(<text:span text:style-name="T25">v</text:span>).</text:p>
            <text:p text:style-name="P38">mapToInt(</text:p>
            <text:p text:style-name="P38">l -&gt; ((<text:span text:style-name="T25">Boxed</text:span>) l).</text:p>
            <text:p text:style-name="P38">intValue()).</text:p>
            <text:p text:style-name="P38">toArray()</text:p>
          </table:table-cell>
          <table:table-cell table:style-name="Table5.A2" office:value-type="string">
            <text:p text:style-name="P38">Arrays.stream(<text:span text:style-name="T25">v</text:span>).</text:p>
            <text:p text:style-name="P38">mapToInt(</text:p>
            <text:p text:style-name="P38"><text:span text:style-name="T25">Boxed</text:span>::intValue).</text:p>
            <text:p text:style-name="P38">toArray();</text:p>
          </table:table-cell>
          <table:table-cell table:style-name="Table5.A2" office:value-type="string">
            <text:p text:style-name="P38"><text:span text:style-name="T25">v</text:span><text:span text:style-name="T1">.stream().</text:span></text:p>
            <text:p text:style-name="P41">mapToInt(</text:p>
            <text:p text:style-name="P41">x → »int(x)).</text:p>
            <text:p text:style-name="P41">toArray()</text:p>
          </table:table-cell>
          <table:table-cell table:style-name="Table5.I2" office:value-type="string">
            <text:p text:style-name="P31">new int[]{}</text:p>
          </table:table-cell>
        </table:table-row>
        <table:table-row>
          <table:table-cell table:style-name="Table5.A2" office:value-type="string">
            <text:p text:style-name="P38">List&lt;Integer&gt;</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38">Arrays.stream(<text:span text:style-name="T25">v</text:span>).</text:p>
            <text:p text:style-name="P38">mapToObj(</text:p>
            <text:p text:style-name="P38"><text:span text:style-name="T25">Boxed</text:span>::valueOf).</text:p>
            <text:p text:style-name="P38">collect(toList());</text:p>
          </table:table-cell>
          <table:table-cell table:style-name="Table5.A2" office:value-type="string">
            <text:p text:style-name="P38">Arrays.stream(<text:span text:style-name="T25">v</text:span>).</text:p>
            <text:p text:style-name="P38">map(</text:p>
            <text:p text:style-name="P38"><text:span text:style-name="T25">Boxed</text:span>::intValue).</text:p>
            <text:p text:style-name="P38">collect(toList());</text:p>
          </table:table-cell>
          <table:table-cell table:style-name="Table5.A2" office:value-type="string">
            <text:p text:style-name="P38"><text:span text:style-name="T25">v</text:span>.stream().</text:p>
            <text:p text:style-name="P38">map(</text:p>
            <text:p text:style-name="P41">x → »int(x)).</text:p>
            <text:p text:style-name="P3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39">if boolean: Boolean.valueOf(<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null</text:p>
          </table:table-cell>
        </table:table-row>
        <table:table-row>
          <table:table-cell table:style-name="Table5.A2" office:value-type="string">
            <text:p text:style-name="P40">other Boxed types</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45"/>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text:soft-page-break/>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2"/>
      <text:h text:style-name="P69" text:outline-level="1">Security Considerations</text:h>
      <text:p text:style-name="P22">Description of all known vulnerabilities this may either introduce or address as well as scenarios of how the weaknesses could be circumvented.</text:p>
      <text:h text:style-name="P69" text:outline-level="1">Document Support</text:h>
      <text:h text:style-name="P67" text:outline-level="2">References</text:h>
      <text:list xml:id="list7678978125578036200" text:style-name="WW8Num3">
        <text:list-item>
          <text:p text:style-name="P93"><text:bookmark-start text:name="_Ref493020620"/>Bradner, S., Key words for use in RFCs to Indicate Requirement Levels, RFC2119, March 1997.<text:bookmark-end text:name="_Ref493020620"/></text:p>
        </text:list-item>
        <text:list-item>
          <text:p text:style-name="P93">Software Requirements &amp; Specifications. Michael Jackson. ISBN 0-201-87712-0</text:p>
        </text:list-item>
      </text:list>
      <text:p text:style-name="P18"/>
      <text:p text:style-name="P23"><text:span text:style-name="T29">Add references simply by adding new items. You can then cross-refer to them by chosing &lt;Insert&gt;&lt;Cross Reference&gt;&lt;Numbered Item&gt; and then selecting the paragraph. </text:span><text:span text:style-name="T30">STATIC REFERENCES (I.E. BODGED) ARE NOT ACCEPTABLE, SOMEONE WILL HAVE TO UPDATE THEM LATER, SO DO IT PROPERLY NOW.</text:span></text:p>
      <text:h text:style-name="P67" text:outline-level="2">Author’s Address</text:h>
      <text:p text:style-name="P23"/>
      <table:table table:name="Table4" table:style-name="Table4">
        <table:table-column table:style-name="Table4.A"/>
        <table:table-column table:style-name="Table4.B"/>
        <table:table-row table:style-name="Table4.1">
          <table:table-cell table:style-name="Table4.A1" office:value-type="string">
            <text:p text:style-name="P52">Name</text:p>
          </table:table-cell>
          <table:table-cell table:style-name="Table4.B1" office:value-type="string">
            <text:p text:style-name="P52">Peter Kriens</text:p>
          </table:table-cell>
        </table:table-row>
        <table:table-row table:style-name="Table4.1">
          <table:table-cell table:style-name="Table4.A1" office:value-type="string">
            <text:p text:style-name="P52">Company</text:p>
          </table:table-cell>
          <table:table-cell table:style-name="Table4.B1" office:value-type="string">
            <text:p text:style-name="P52">aQute</text:p>
          </table:table-cell>
        </table:table-row>
        <table:table-row table:style-name="Table4.1">
          <table:table-cell table:style-name="Table4.A1" office:value-type="string">
            <text:p text:style-name="P52">Address</text:p>
          </table:table-cell>
          <table:table-cell table:style-name="Table4.B1" office:value-type="string">
            <text:p text:style-name="P52">9c, Avenue St. Drezery</text:p>
          </table:table-cell>
        </table:table-row>
        <table:table-row table:style-name="Table4.1">
          <table:table-cell table:style-name="Table4.A1" office:value-type="string">
            <text:p text:style-name="P52">Voice</text:p>
          </table:table-cell>
          <table:table-cell table:style-name="Table4.B1" office:value-type="string">
            <text:p text:style-name="P52">+33 467542167</text:p>
          </table:table-cell>
        </table:table-row>
        <table:table-row table:style-name="Table4.1">
          <table:table-cell table:style-name="Table4.A1" office:value-type="string">
            <text:p text:style-name="P5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6"/>
          </table:table-cell>
          <table:table-cell table:style-name="Table4.B6" office:value-type="string">
            <text:p text:style-name="P56"/>
          </table:table-cell>
        </table:table-row>
      </table:table>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David Bosschaert</text:p>
          </table:table-cell>
        </table:table-row>
        <table:table-row table:style-name="Table2.1">
          <table:table-cell table:style-name="Table2.A1" office:value-type="string">
            <text:p text:style-name="P51">Company</text:p>
          </table:table-cell>
          <table:table-cell table:style-name="Table2.B1" office:value-type="string">
            <text:p text:style-name="P51">Adobe System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5">e-mail</text:p>
          </table:table-cell>
          <table:table-cell table:style-name="Table2.B1" office:value-type="string">
            <text:p text:style-name="P55">bosschae@adobe.com</text:p>
          </table:table-cell>
        </table:table-row>
      </table:table>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
          </table:table-cell>
        </table:table-row>
        <table:table-row table:style-name="Table3.1">
          <table:table-cell table:style-name="Table3.A1" office:value-type="string">
            <text:p text:style-name="P51">Company</text:p>
          </table:table-cell>
          <table:table-cell table:style-name="Table3.B1" office:value-type="string">
            <text:p text:style-name="P51"/>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18"/>
      <text:h text:style-name="P67" text:outline-level="2">Acronyms and Abbreviations</text:h>
      <text:p text:style-name="P23"/>
      <text:h text:style-name="P67"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10</text:page-number> of <text:page-count style:num-format="1">25</text:page-count></text:p>
        <text:p text:style-name="Header"/>
        <text:p text:style-name="Header"><text:tab/>Draft<text:tab/> <text:modification-date style:data-style-name="N76">February 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589</meta:editing-cycles>
    <meta:editing-duration>P1DT3H7M37S</meta:editing-duration>
    <meta:initial-creator>David Bosschaert</meta:initial-creator>
    <dc:date>2016-02-04T21:07:38</dc:date>
    <dc:creator>David Bosschaert</dc:creator>
    <meta:printed-by>David Bosschaert</meta:printed-by>
    <meta:print-date>2016-01-04T12:43:51</meta:print-date>
    <meta:document-statistic meta:table-count="9" meta:image-count="2" meta:object-count="0" meta:page-count="25" meta:paragraph-count="855" meta:word-count="6738" meta:character-count="43922"/>
    <meta:user-defined meta:name="Info"/>
    <meta:user-defined meta:name="Info 3"/>
    <meta:user-defined meta:name="Info 4"/>
    <meta:user-defined meta:name="RFC Title">RFC 215 - Object Conversion</meta:user-defined>
  </office:meta>
</office:document-meta>
</file>